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516cm" fo:margin-left="-1.711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2.815cm"/>
    </style:style>
    <style:style style:name="Table1.C" style:family="table-column">
      <style:table-column-properties style:column-width="1.803cm"/>
    </style:style>
    <style:style style:name="Table1.D" style:family="table-column">
      <style:table-column-properties style:column-width="1.901cm"/>
    </style:style>
    <style:style style:name="Table1.E" style:family="table-column">
      <style:table-column-properties style:column-width="1.298cm"/>
    </style:style>
    <style:style style:name="Table1.F" style:family="table-column">
      <style:table-column-properties style:column-width="1.997cm"/>
    </style:style>
    <style:style style:name="Table1.H" style:family="table-column">
      <style:table-column-properties style:column-width="2.309cm"/>
    </style:style>
    <style:style style:name="Table1.I" style:family="table-column">
      <style:table-column-properties style:column-width="3.8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2.1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516cm" fo:margin-left="-1.711cm" table:align="left"/>
    </style:style>
    <style:style style:name="Table2.A" style:family="table-column">
      <style:table-column-properties style:column-width="2.501cm"/>
    </style:style>
    <style:style style:name="Table2.B" style:family="table-column">
      <style:table-column-properties style:column-width="2.81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1.901cm"/>
    </style:style>
    <style:style style:name="Table2.E" style:family="table-column">
      <style:table-column-properties style:column-width="1.298cm"/>
    </style:style>
    <style:style style:name="Table2.F" style:family="table-column">
      <style:table-column-properties style:column-width="1.997cm"/>
    </style:style>
    <style:style style:name="Table2.H" style:family="table-column">
      <style:table-column-properties style:column-width="2.309cm"/>
    </style:style>
    <style:style style:name="Table2.I" style:family="table-column">
      <style:table-column-properties style:column-width="3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2" style:family="table-row">
      <style:table-row-properties style:min-row-height="2.19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516cm" fo:margin-left="-1.711cm" table:align="left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2.815cm"/>
    </style:style>
    <style:style style:name="Table3.C" style:family="table-column">
      <style:table-column-properties style:column-width="1.803cm"/>
    </style:style>
    <style:style style:name="Table3.D" style:family="table-column">
      <style:table-column-properties style:column-width="1.901cm"/>
    </style:style>
    <style:style style:name="Table3.E" style:family="table-column">
      <style:table-column-properties style:column-width="1.298cm"/>
    </style:style>
    <style:style style:name="Table3.F" style:family="table-column">
      <style:table-column-properties style:column-width="1.997cm"/>
    </style:style>
    <style:style style:name="Table3.H" style:family="table-column">
      <style:table-column-properties style:column-width="2.309cm"/>
    </style:style>
    <style:style style:name="Table3.I" style:family="table-column">
      <style:table-column-properties style:column-width="3.89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2" style:family="table-row">
      <style:table-row-properties style:min-row-height="2.193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516cm" fo:margin-left="-1.711cm" table:align="left"/>
    </style:style>
    <style:style style:name="Table4.A" style:family="table-column">
      <style:table-column-properties style:column-width="2.501cm"/>
    </style:style>
    <style:style style:name="Table4.B" style:family="table-column">
      <style:table-column-properties style:column-width="2.815cm"/>
    </style:style>
    <style:style style:name="Table4.C" style:family="table-column">
      <style:table-column-properties style:column-width="1.803cm"/>
    </style:style>
    <style:style style:name="Table4.D" style:family="table-column">
      <style:table-column-properties style:column-width="1.901cm"/>
    </style:style>
    <style:style style:name="Table4.E" style:family="table-column">
      <style:table-column-properties style:column-width="1.298cm"/>
    </style:style>
    <style:style style:name="Table4.F" style:family="table-column">
      <style:table-column-properties style:column-width="1.997cm"/>
    </style:style>
    <style:style style:name="Table4.H" style:family="table-column">
      <style:table-column-properties style:column-width="2.309cm"/>
    </style:style>
    <style:style style:name="Table4.I" style:family="table-column">
      <style:table-column-properties style:column-width="3.8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2" style:family="table-row">
      <style:table-row-properties style:min-row-height="2.193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516cm" fo:margin-left="-1.711cm" table:align="left"/>
    </style:style>
    <style:style style:name="Table5.A" style:family="table-column">
      <style:table-column-properties style:column-width="2.501cm"/>
    </style:style>
    <style:style style:name="Table5.B" style:family="table-column">
      <style:table-column-properties style:column-width="2.815cm"/>
    </style:style>
    <style:style style:name="Table5.C" style:family="table-column">
      <style:table-column-properties style:column-width="1.803cm"/>
    </style:style>
    <style:style style:name="Table5.D" style:family="table-column">
      <style:table-column-properties style:column-width="1.901cm"/>
    </style:style>
    <style:style style:name="Table5.E" style:family="table-column">
      <style:table-column-properties style:column-width="1.298cm"/>
    </style:style>
    <style:style style:name="Table5.F" style:family="table-column">
      <style:table-column-properties style:column-width="1.997cm"/>
    </style:style>
    <style:style style:name="Table5.H" style:family="table-column">
      <style:table-column-properties style:column-width="2.309cm"/>
    </style:style>
    <style:style style:name="Table5.I" style:family="table-column">
      <style:table-column-properties style:column-width="3.895cm"/>
    </style:style>
    <style:style style:name="Table5.1" style:family="table-row">
      <style:table-row-properties style:min-row-height="1.10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2" style:family="table-row">
      <style:table-row-properties style:min-row-height="2.19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516cm" fo:margin-left="-1.711cm" table:align="left"/>
    </style:style>
    <style:style style:name="Table6.A" style:family="table-column">
      <style:table-column-properties style:column-width="2.501cm"/>
    </style:style>
    <style:style style:name="Table6.B" style:family="table-column">
      <style:table-column-properties style:column-width="2.815cm"/>
    </style:style>
    <style:style style:name="Table6.C" style:family="table-column">
      <style:table-column-properties style:column-width="1.803cm"/>
    </style:style>
    <style:style style:name="Table6.D" style:family="table-column">
      <style:table-column-properties style:column-width="1.901cm"/>
    </style:style>
    <style:style style:name="Table6.E" style:family="table-column">
      <style:table-column-properties style:column-width="1.298cm"/>
    </style:style>
    <style:style style:name="Table6.F" style:family="table-column">
      <style:table-column-properties style:column-width="1.997cm"/>
    </style:style>
    <style:style style:name="Table6.H" style:family="table-column">
      <style:table-column-properties style:column-width="2.309cm"/>
    </style:style>
    <style:style style:name="Table6.I" style:family="table-column">
      <style:table-column-properties style:column-width="3.895cm"/>
    </style:style>
    <style:style style:name="Table6.1" style:family="table-row">
      <style:table-row-properties style:min-row-height="1.1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I1" style:family="table-cell">
      <style:table-cell-properties fo:padding="0.097cm" fo:border="0.05pt solid #000000"/>
    </style:style>
    <style:style style:name="Table6.2" style:family="table-row">
      <style:table-row-properties style:min-row-height="2.193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516cm" fo:margin-left="-1.711cm" table:align="left"/>
    </style:style>
    <style:style style:name="Table7.A" style:family="table-column">
      <style:table-column-properties style:column-width="2.501cm"/>
    </style:style>
    <style:style style:name="Table7.B" style:family="table-column">
      <style:table-column-properties style:column-width="2.815cm"/>
    </style:style>
    <style:style style:name="Table7.C" style:family="table-column">
      <style:table-column-properties style:column-width="1.803cm"/>
    </style:style>
    <style:style style:name="Table7.D" style:family="table-column">
      <style:table-column-properties style:column-width="1.901cm"/>
    </style:style>
    <style:style style:name="Table7.E" style:family="table-column">
      <style:table-column-properties style:column-width="1.298cm"/>
    </style:style>
    <style:style style:name="Table7.F" style:family="table-column">
      <style:table-column-properties style:column-width="1.997cm"/>
    </style:style>
    <style:style style:name="Table7.H" style:family="table-column">
      <style:table-column-properties style:column-width="2.309cm"/>
    </style:style>
    <style:style style:name="Table7.I" style:family="table-column">
      <style:table-column-properties style:column-width="3.895cm"/>
    </style:style>
    <style:style style:name="Table7.1" style:family="table-row">
      <style:table-row-properties style:min-row-height="1.1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97cm" fo:border="0.05pt solid #000000"/>
    </style:style>
    <style:style style:name="Table7.2" style:family="table-row">
      <style:table-row-properties style:min-row-height="2.193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Medium" fo:font-size="16pt" fo:font-weight="bold" officeooo:rsid="001bcc8d" officeooo:paragraph-rsid="001bcc8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weight="normal" officeooo:rsid="001bcc8d" officeooo:paragraph-rsid="001bcc8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font-weight="normal" officeooo:rsid="001bcc8d" officeooo:paragraph-rsid="001bcc8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normal" officeooo:rsid="001bcc8d" officeooo:paragraph-rsid="001bcc8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bold" officeooo:rsid="001bcc8d" officeooo:paragraph-rsid="001bcc8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1f85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20fc1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2ce18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7a8b6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7b938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weight="bold" officeooo:rsid="001bcc8d" officeooo:paragraph-rsid="001bcc8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weight="bold" officeooo:rsid="002a8901" officeooo:paragraph-rsid="002a890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2c64d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35a46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4188f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46644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35a4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188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664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dfd2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5b612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689aa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weight="normal" officeooo:rsid="001f1f00" officeooo:paragraph-rsid="001f1f0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20fc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35a46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188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6644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dfd2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5b612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689aa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weight="normal" officeooo:rsid="002e4f1d" officeooo:paragraph-rsid="002e4f1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weight="normal" officeooo:rsid="005b3ff4" officeooo:paragraph-rsid="005b3ff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weight="normal" officeooo:rsid="005b3ff4" officeooo:paragraph-rsid="00689aa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weight="normal" officeooo:rsid="00689aa7" officeooo:paragraph-rsid="00689aa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weight="normal" officeooo:rsid="00776c34" officeooo:paragraph-rsid="00776c3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weight="normal" officeooo:rsid="00217304" officeooo:paragraph-rsid="0020fc1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weight="normal" officeooo:rsid="0047b407" officeooo:paragraph-rsid="0046644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weight="bold" officeooo:rsid="001f8506" officeooo:paragraph-rsid="0020fc1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5b3ff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5b6127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689aa7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810e4a" style:font-size-asian="10.5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2c64d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35a465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188f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66447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dfd24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5b612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689a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33d434" officeooo:paragraph-rsid="0035a465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33d434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35a465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188fd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6644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dfd2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5b612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689aa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35a465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188fd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6644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dfd24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5b6127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689aa7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6d79c" officeooo:paragraph-rsid="0036d79c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6d79c" officeooo:paragraph-rsid="004188fd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4369b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466447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5b612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689aa7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369ba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6644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dfd2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82481" officeooo:paragraph-rsid="0048248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4a08a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4dfd24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5b612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689aa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7a10d" officeooo:paragraph-rsid="0057a10d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58a80f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5b612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689aa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59b34f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5b612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689aa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63cbcc" officeooo:paragraph-rsid="0063cbcc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63cbcc" officeooo:paragraph-rsid="00689aa7" style:font-size-asian="10pt" style:font-weight-asian="normal" style:font-size-complex="10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bcc8d" officeooo:paragraph-rsid="001d7257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7257" officeooo:paragraph-rsid="001d7257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7257" officeooo:paragraph-rsid="001dee71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ee71" officeooo:paragraph-rsid="001dee71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f0954" officeooo:paragraph-rsid="001f0954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f1f00" officeooo:paragraph-rsid="001f1f00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0fc19" officeooo:paragraph-rsid="0020fc19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17304" officeooo:paragraph-rsid="00217304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1d151" officeooo:paragraph-rsid="0021d151" style:font-size-asian="10.5pt" style:font-weight-asian="normal" style:font-size-complex="12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3b347" officeooo:paragraph-rsid="0023b347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5113e" officeooo:paragraph-rsid="0025113e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6d6b8" officeooo:paragraph-rsid="0026d6b8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a8901" officeooo:paragraph-rsid="002a8901" style:font-size-asian="10.5pt" style:font-weight-asian="normal" style:font-size-complex="12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1f8506" officeooo:paragraph-rsid="001f8506" style:font-size-asian="10.5pt" style:font-weight-asian="normal" style:font-size-complex="12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ce186" officeooo:paragraph-rsid="002ce186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2ce186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35a465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466447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4dfd24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5b6127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689aa7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2c64d7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35a465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188fd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66447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dfd24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5b6127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689aa7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a6e5a" officeooo:paragraph-rsid="003a6e5a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36a27a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47b407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4dfd24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5b6127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689aa7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96720" officeooo:paragraph-rsid="00396720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96720" officeooo:paragraph-rsid="004188fd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48444" officeooo:paragraph-rsid="00448444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66447" officeooo:paragraph-rsid="00466447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7b407" officeooo:paragraph-rsid="0047b407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4dfd24" officeooo:paragraph-rsid="004dfd24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4ec6bb" officeooo:paragraph-rsid="004ec6bb" style:font-size-asian="10.5pt" style:font-weight-asian="normal" style:font-size-complex="12pt" style:font-weight-complex="normal"/>
    </style:style>
    <style:style style:name="P132" style:family="paragraph" style:parent-style-name="Standard" style:list-style-name="L6">
      <style:paragraph-properties fo:text-align="start" style:justify-single-word="false"/>
      <style:text-properties style:font-name="Ubuntu" fo:font-size="12pt" fo:font-weight="normal" officeooo:rsid="005b3ff4" officeooo:paragraph-rsid="005b3ff4" style:font-size-asian="10.5pt" style:font-weight-asian="normal" style:font-size-complex="12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5b3ff4" officeooo:paragraph-rsid="005b6127" style:font-size-asian="10.5pt" style:font-weight-asian="normal" style:font-size-complex="12pt" style:font-weight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6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b9ae7" officeooo:paragraph-rsid="006b9ae7" style:font-size-asian="10.5pt" style:font-weight-asian="normal" style:font-size-complex="12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89aa7" officeooo:paragraph-rsid="00689aa7" style:font-size-asian="10.5pt" style:font-weight-asian="normal" style:font-size-complex="12pt" style:font-weight-complex="normal"/>
    </style:style>
    <style:style style:name="P139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a7d33" officeooo:paragraph-rsid="006a7d33" style:font-size-asian="10.5pt" style:font-weight-asian="normal" style:font-size-complex="12pt" style:font-weight-complex="normal"/>
    </style:style>
    <style:style style:name="P140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76c34" officeooo:paragraph-rsid="00776c34" style:font-size-asian="10.5pt" style:font-weight-asian="normal" style:font-size-complex="12pt" style:font-weight-complex="normal"/>
    </style:style>
    <style:style style:name="P141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7a75e" officeooo:paragraph-rsid="0077a75e" style:font-size-asian="10.5pt" style:font-weight-asian="normal" style:font-size-complex="12pt" style:font-weight-complex="normal"/>
    </style:style>
    <style:style style:name="P142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8b6b" officeooo:paragraph-rsid="007a8b6b" style:font-size-asian="10.5pt" style:font-weight-asian="normal" style:font-size-complex="12pt" style:font-weight-complex="normal"/>
    </style:style>
    <style:style style:name="P143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8b6b" officeooo:paragraph-rsid="007b9385" style:font-size-asian="10.5pt" style:font-weight-asian="normal" style:font-size-complex="12pt" style:font-weight-complex="normal"/>
    </style:style>
    <style:style style:name="P144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88a956" officeooo:paragraph-rsid="0088a956" style:font-size-asian="10.5pt" style:font-weight-asian="normal" style:font-size-complex="12pt" style:font-weight-complex="normal"/>
    </style:style>
    <style:style style:name="P145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f702" officeooo:paragraph-rsid="007af702" style:font-size-asian="10.5pt" style:font-weight-asian="normal" style:font-size-complex="12pt" style:font-weight-complex="normal"/>
    </style:style>
    <style:style style:name="P146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b9385" officeooo:paragraph-rsid="007b9385" style:font-size-asian="10.5pt" style:font-weight-asian="normal" style:font-size-complex="12pt" style:font-weight-complex="normal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paragraph-rsid="002ce186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Ubuntu" fo:font-size="12pt" fo:font-weight="bold" officeooo:rsid="0021d151" officeooo:paragraph-rsid="0021d151" style:font-size-asian="10.5pt" style:font-weight-asian="bold" style:font-size-complex="12pt" style:font-weight-complex="bold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Ubuntu" fo:font-size="12pt" fo:font-weight="bold" officeooo:rsid="0025113e" officeooo:paragraph-rsid="0025113e" style:font-size-asian="10.5pt" style:font-weight-asian="bold" style:font-size-complex="12pt" style:font-weight-complex="bold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2c64d7" style:font-size-asian="12.25pt" style:font-weight-asian="bold" style:font-size-complex="14pt" style:font-weight-complex="bold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35a465" style:font-size-asian="12.25pt" style:font-weight-asian="bold" style:font-size-complex="14pt" style:font-weight-complex="bold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188fd" style:font-size-asian="12.25pt" style:font-weight-asian="bold" style:font-size-complex="14pt" style:font-weight-complex="bold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66447" style:font-size-asian="12.25pt" style:font-weight-asian="bold" style:font-size-complex="14pt" style:font-weight-complex="bold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dfd24" style:font-size-asian="12.25pt" style:font-weight-asian="bold" style:font-size-complex="14pt" style:font-weight-complex="bold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5b6127" style:font-size-asian="12.25pt" style:font-weight-asian="bold" style:font-size-complex="14pt" style:font-weight-complex="bold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689aa7" style:font-size-asian="12.25pt" style:font-weight-asian="bold" style:font-size-complex="14pt" style:font-weight-complex="bold"/>
    </style:style>
    <style:style style:name="P157" style:family="paragraph" style:parent-style-name="Standard" style:list-style-name="L3"/>
    <style:style style:name="P15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2ce186" style:font-size-asian="12pt" style:font-size-complex="12pt"/>
    </style:style>
    <style:style style:name="P159" style:family="paragraph" style:parent-style-name="Standard" style:list-style-name="L3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60" style:family="paragraph" style:parent-style-name="Standard" style:list-style-name="L3">
      <style:text-properties fo:color="#000000" style:font-name="Ubuntu"/>
    </style:style>
    <style:style style:name="P161" style:family="paragraph" style:parent-style-name="Standard" style:list-style-name="L4">
      <style:paragraph-properties fo:text-align="start" style:justify-single-word="false"/>
      <style:text-properties officeooo:paragraph-rsid="0035a465"/>
    </style:style>
    <style:style style:name="P162" style:family="paragraph" style:parent-style-name="Standard" style:list-style-name="L4">
      <style:paragraph-properties fo:text-align="start" style:justify-single-word="false"/>
      <style:text-properties officeooo:paragraph-rsid="004188fd"/>
    </style:style>
    <style:style style:name="P163" style:family="paragraph" style:parent-style-name="Standard" style:list-style-name="L4">
      <style:paragraph-properties fo:text-align="start" style:justify-single-word="false"/>
      <style:text-properties officeooo:rsid="002c64d7" officeooo:paragraph-rsid="0035a465"/>
    </style:style>
    <style:style style:name="P164" style:family="paragraph" style:parent-style-name="Standard" style:list-style-name="L4">
      <style:paragraph-properties fo:text-align="start" style:justify-single-word="false"/>
      <style:text-properties officeooo:rsid="002c64d7" officeooo:paragraph-rsid="004188fd"/>
    </style:style>
    <style:style style:name="P165" style:family="paragraph" style:parent-style-name="Standard" style:list-style-name="L4">
      <style:paragraph-properties fo:text-align="start" style:justify-single-word="false"/>
      <style:text-properties officeooo:rsid="002c64d7" officeooo:paragraph-rsid="00466447"/>
    </style:style>
    <style:style style:name="P166" style:family="paragraph" style:parent-style-name="Standard" style:list-style-name="L4">
      <style:paragraph-properties fo:text-align="start" style:justify-single-word="false"/>
      <style:text-properties officeooo:rsid="002c64d7" officeooo:paragraph-rsid="004dfd24"/>
    </style:style>
    <style:style style:name="P167" style:family="paragraph" style:parent-style-name="Standard" style:list-style-name="L4">
      <style:paragraph-properties fo:text-align="start" style:justify-single-word="false"/>
      <style:text-properties officeooo:rsid="002c64d7" officeooo:paragraph-rsid="005b6127"/>
    </style:style>
    <style:style style:name="P168" style:family="paragraph" style:parent-style-name="Standard" style:list-style-name="L4">
      <style:paragraph-properties fo:text-align="start" style:justify-single-word="false"/>
      <style:text-properties officeooo:rsid="002c64d7" officeooo:paragraph-rsid="00689aa7"/>
    </style:style>
    <style:style style:name="P169" style:family="paragraph" style:parent-style-name="Standard" style:list-style-name="L4">
      <style:paragraph-properties fo:text-align="start" style:justify-single-word="false"/>
      <style:text-properties officeooo:rsid="002ce186" officeooo:paragraph-rsid="0035a465"/>
    </style:style>
    <style:style style:name="P170" style:family="paragraph" style:parent-style-name="Standard" style:list-style-name="L4">
      <style:paragraph-properties fo:text-align="start" style:justify-single-word="false"/>
      <style:text-properties officeooo:rsid="002ce186" officeooo:paragraph-rsid="004188fd"/>
    </style:style>
    <style:style style:name="P171" style:family="paragraph" style:parent-style-name="Standard" style:list-style-name="L4">
      <style:paragraph-properties fo:text-align="start" style:justify-single-word="false"/>
      <style:text-properties officeooo:rsid="002ce186" officeooo:paragraph-rsid="0047b407"/>
    </style:style>
    <style:style style:name="P172" style:family="paragraph" style:parent-style-name="Standard" style:list-style-name="L4">
      <style:paragraph-properties fo:text-align="start" style:justify-single-word="false"/>
      <style:text-properties officeooo:rsid="002ce186" officeooo:paragraph-rsid="004dfd24"/>
    </style:style>
    <style:style style:name="P173" style:family="paragraph" style:parent-style-name="Standard" style:list-style-name="L4">
      <style:paragraph-properties fo:text-align="start" style:justify-single-word="false"/>
      <style:text-properties officeooo:rsid="002ce186" officeooo:paragraph-rsid="005b6127"/>
    </style:style>
    <style:style style:name="P174" style:family="paragraph" style:parent-style-name="Standard" style:list-style-name="L4">
      <style:paragraph-properties fo:text-align="start" style:justify-single-word="false"/>
      <style:text-properties officeooo:rsid="002ce186" officeooo:paragraph-rsid="00689aa7"/>
    </style:style>
    <style:style style:name="P175" style:family="paragraph" style:parent-style-name="Standard" style:list-style-name="L4">
      <style:paragraph-properties fo:text-align="start" style:justify-single-word="false"/>
      <style:text-properties officeooo:rsid="0047b407" officeooo:paragraph-rsid="0047b407"/>
    </style:style>
    <style:style style:name="P176" style:family="paragraph" style:parent-style-name="Standard" style:list-style-name="L4">
      <style:paragraph-properties fo:text-align="start" style:justify-single-word="false"/>
      <style:text-properties officeooo:rsid="0047b407" officeooo:paragraph-rsid="004dfd24"/>
    </style:style>
    <style:style style:name="P177" style:family="paragraph" style:parent-style-name="Standard" style:list-style-name="L4">
      <style:paragraph-properties fo:text-align="start" style:justify-single-word="false"/>
      <style:text-properties officeooo:rsid="0047b407" officeooo:paragraph-rsid="005b6127"/>
    </style:style>
    <style:style style:name="P178" style:family="paragraph" style:parent-style-name="Standard" style:list-style-name="L4">
      <style:paragraph-properties fo:text-align="start" style:justify-single-word="false"/>
      <style:text-properties officeooo:rsid="0047b407" officeooo:paragraph-rsid="00689aa7"/>
    </style:style>
    <style:style style:name="P179" style:family="paragraph" style:parent-style-name="Standard" style:list-style-name="L4">
      <style:paragraph-properties fo:text-align="start" style:justify-single-word="false"/>
      <style:text-properties officeooo:rsid="00396720" officeooo:paragraph-rsid="00466447"/>
    </style:style>
    <style:style style:name="P180" style:family="paragraph" style:parent-style-name="Standard" style:list-style-name="L4">
      <style:paragraph-properties fo:text-align="start" style:justify-single-word="false"/>
      <style:text-properties officeooo:rsid="00396720" officeooo:paragraph-rsid="004dfd24"/>
    </style:style>
    <style:style style:name="P181" style:family="paragraph" style:parent-style-name="Standard" style:list-style-name="L4">
      <style:paragraph-properties fo:text-align="start" style:justify-single-word="false"/>
      <style:text-properties officeooo:rsid="00396720" officeooo:paragraph-rsid="005b6127"/>
    </style:style>
    <style:style style:name="P182" style:family="paragraph" style:parent-style-name="Standard" style:list-style-name="L4">
      <style:paragraph-properties fo:text-align="start" style:justify-single-word="false"/>
      <style:text-properties officeooo:rsid="00396720" officeooo:paragraph-rsid="00689aa7"/>
    </style:style>
    <style:style style:name="P183" style:family="paragraph" style:parent-style-name="Standard" style:list-style-name="L4">
      <style:paragraph-properties fo:text-align="start" style:justify-single-word="false"/>
      <style:text-properties officeooo:rsid="00448444" officeooo:paragraph-rsid="00466447"/>
    </style:style>
    <style:style style:name="P184" style:family="paragraph" style:parent-style-name="Standard" style:list-style-name="L4">
      <style:paragraph-properties fo:text-align="start" style:justify-single-word="false"/>
      <style:text-properties officeooo:rsid="00448444" officeooo:paragraph-rsid="004dfd24"/>
    </style:style>
    <style:style style:name="P185" style:family="paragraph" style:parent-style-name="Standard" style:list-style-name="L4">
      <style:paragraph-properties fo:text-align="start" style:justify-single-word="false"/>
      <style:text-properties officeooo:rsid="00448444" officeooo:paragraph-rsid="005b6127"/>
    </style:style>
    <style:style style:name="P186" style:family="paragraph" style:parent-style-name="Standard" style:list-style-name="L4">
      <style:paragraph-properties fo:text-align="start" style:justify-single-word="false"/>
      <style:text-properties officeooo:rsid="00448444" officeooo:paragraph-rsid="00689aa7"/>
    </style:style>
    <style:style style:name="P187" style:family="paragraph" style:parent-style-name="Standard" style:list-style-name="L4">
      <style:paragraph-properties fo:text-align="start" style:justify-single-word="false"/>
      <style:text-properties officeooo:rsid="00482481" officeooo:paragraph-rsid="00482481"/>
    </style:style>
    <style:style style:name="P188" style:family="paragraph" style:parent-style-name="Standard" style:list-style-name="L4">
      <style:paragraph-properties fo:text-align="start" style:justify-single-word="false"/>
      <style:text-properties officeooo:rsid="00482481" officeooo:paragraph-rsid="004dfd24"/>
    </style:style>
    <style:style style:name="P189" style:family="paragraph" style:parent-style-name="Standard" style:list-style-name="L4">
      <style:paragraph-properties fo:text-align="start" style:justify-single-word="false"/>
      <style:text-properties officeooo:rsid="0063cbcc" officeooo:paragraph-rsid="0063cbcc"/>
    </style:style>
    <style:style style:name="P190" style:family="paragraph" style:parent-style-name="Standard" style:list-style-name="L4">
      <style:paragraph-properties fo:text-align="start" style:justify-single-word="false"/>
      <style:text-properties officeooo:rsid="0063cbcc" officeooo:paragraph-rsid="00689aa7"/>
    </style:style>
    <style:style style:name="P191" style:family="paragraph" style:parent-style-name="Standard" style:list-style-name="L4">
      <style:text-properties style:text-outline="false" style:text-line-through-style="none" style:text-line-through-type="none" fo:font-style="normal" fo:text-shadow="none" style:text-underline-style="none" officeooo:rsid="0036a27a" style:font-style-asian="normal" style:text-emphasize="none"/>
    </style:style>
    <style:style style:name="P192" style:family="paragraph" style:parent-style-name="Heading_20_4" style:list-style-name="L3"/>
    <style:style style:name="P193" style:family="paragraph" style:parent-style-name="Heading_20_4" style:list-style-name="L3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" style:family="text">
      <style:text-properties officeooo:rsid="001f0954"/>
    </style:style>
    <style:style style:name="T2" style:family="text">
      <style:text-properties officeooo:rsid="001f531c"/>
    </style:style>
    <style:style style:name="T3" style:family="text">
      <style:text-properties officeooo:rsid="0020fc19"/>
    </style:style>
    <style:style style:name="T4" style:family="text">
      <style:text-properties officeooo:rsid="00217304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c64d7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2e4f1d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35a465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363d05" style:font-size-asian="10.5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36a27a" style:font-size-asian="10.5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4369ba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47b407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4f2238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504468" style:font-size-asian="10.5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523132" style:font-size-asian="10.5pt" style:font-weight-asian="normal" style:font-size-complex="12pt" style:font-weight-complex="normal"/>
    </style:style>
    <style:style style:name="T17" style:family="text">
      <style:text-properties style:font-name="Ubuntu" fo:font-size="12pt" fo:font-weight="normal" officeooo:rsid="0053ec5d" style:font-size-asian="10.5pt" style:font-weight-asian="normal" style:font-size-complex="12pt" style:font-weight-complex="normal"/>
    </style:style>
    <style:style style:name="T18" style:family="text">
      <style:text-properties style:font-name="Ubuntu" fo:font-size="12pt" fo:font-weight="normal" officeooo:rsid="0054f188" style:font-size-asian="10.5pt" style:font-weight-asian="normal" style:font-size-complex="12pt" style:font-weight-complex="normal"/>
    </style:style>
    <style:style style:name="T19" style:family="text">
      <style:text-properties style:font-name="Ubuntu" fo:font-size="12pt" fo:font-weight="normal" officeooo:rsid="005e74eb" style:font-size-asian="10.5pt" style:font-weight-asian="normal" style:font-size-complex="12pt" style:font-weight-complex="normal"/>
    </style:style>
    <style:style style:name="T20" style:family="text">
      <style:text-properties style:font-name="Ubuntu" fo:font-size="12pt" fo:font-weight="normal" officeooo:rsid="005ef97b" style:font-size-asian="10.5pt" style:font-weight-asian="normal" style:font-size-complex="12pt" style:font-weight-complex="normal"/>
    </style:style>
    <style:style style:name="T21" style:family="text">
      <style:text-properties style:font-name="Ubuntu" fo:font-size="12pt" fo:font-weight="normal" officeooo:rsid="00604e21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fo:font-weight="normal" officeooo:rsid="0061f67a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fo:font-weight="normal" officeooo:rsid="006ec630" style:font-size-asian="10.5pt" style:font-weight-asian="normal" style:font-size-complex="12pt" style:font-weight-complex="normal"/>
    </style:style>
    <style:style style:name="T24" style:family="text">
      <style:text-properties style:font-name="Ubuntu" fo:font-size="12pt" fo:font-weight="normal" officeooo:rsid="006ede29" style:font-size-asian="10.5pt" style:font-weight-asian="normal" style:font-size-complex="12pt" style:font-weight-complex="normal"/>
    </style:style>
    <style:style style:name="T25" style:family="text">
      <style:text-properties style:font-name="Ubuntu" fo:font-size="12pt" fo:font-weight="normal" officeooo:rsid="00767184" style:font-size-asian="10.5pt" style:font-weight-asian="normal" style:font-size-complex="12pt" style:font-weight-complex="normal"/>
    </style:style>
    <style:style style:name="T26" style:family="text">
      <style:text-properties officeooo:rsid="002ce186"/>
    </style:style>
    <style:style style:name="T27" style:family="text">
      <style:text-properties fo:font-variant="normal" fo:text-transform="none" fo:color="#000000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Ubuntu" fo:font-size="12pt" fo:letter-spacing="normal" fo:font-style="normal" fo:font-weight="normal" officeooo:rsid="002e4f1d" style:font-size-asian="12pt" style:font-size-complex="12pt"/>
    </style:style>
    <style:style style:name="T30" style:family="text">
      <style:text-properties fo:font-variant="normal" fo:text-transform="none" fo:color="#000000" style:font-name="Ubuntu" fo:font-size="12pt" fo:letter-spacing="normal" fo:font-style="normal" fo:font-weight="normal" officeooo:rsid="00312a9c" style:font-size-asian="12pt" style:font-size-complex="12pt"/>
    </style:style>
    <style:style style:name="T31" style:family="text">
      <style:text-properties officeooo:rsid="002ce186" style:font-size-asian="10.5pt" style:font-weight-asian="normal" style:font-size-complex="12pt" style:font-weight-complex="normal"/>
    </style:style>
    <style:style style:name="T32" style:family="text">
      <style:text-properties fo:color="#000000" style:font-name="Ubuntu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5a465"/>
    </style:style>
    <style:style style:name="T35" style:family="text">
      <style:text-properties officeooo:rsid="0036d79c"/>
    </style:style>
    <style:style style:name="T36" style:family="text">
      <style:text-properties officeooo:rsid="0037adc3"/>
    </style:style>
    <style:style style:name="T37" style:family="text">
      <style:text-properties officeooo:rsid="003c313b"/>
    </style:style>
    <style:style style:name="T38" style:family="text">
      <style:text-properties officeooo:rsid="003c8a50"/>
    </style:style>
    <style:style style:name="T39" style:family="text">
      <style:text-properties officeooo:rsid="003d8606"/>
    </style:style>
    <style:style style:name="T40" style:family="text">
      <style:text-properties officeooo:rsid="003f848a"/>
    </style:style>
    <style:style style:name="T41" style:family="text">
      <style:text-properties officeooo:rsid="004178d9"/>
    </style:style>
    <style:style style:name="T42" style:family="text">
      <style:text-properties officeooo:rsid="004188fd"/>
    </style:style>
    <style:style style:name="T43" style:family="text">
      <style:text-properties officeooo:rsid="00466447"/>
    </style:style>
    <style:style style:name="T44" style:family="text">
      <style:text-properties officeooo:rsid="004a08a9"/>
    </style:style>
    <style:style style:name="T45" style:family="text">
      <style:text-properties officeooo:rsid="004b2fb5"/>
    </style:style>
    <style:style style:name="T46" style:family="text">
      <style:text-properties officeooo:rsid="004cb6c7"/>
    </style:style>
    <style:style style:name="T47" style:family="text">
      <style:text-properties officeooo:rsid="004dfd24"/>
    </style:style>
    <style:style style:name="T48" style:family="text">
      <style:text-properties officeooo:rsid="004ec6bb"/>
    </style:style>
    <style:style style:name="T49" style:family="text">
      <style:text-properties officeooo:rsid="004f2238"/>
    </style:style>
    <style:style style:name="T50" style:family="text">
      <style:text-properties officeooo:rsid="0057a10d"/>
    </style:style>
    <style:style style:name="T51" style:family="text">
      <style:text-properties officeooo:rsid="005d0868"/>
    </style:style>
    <style:style style:name="T52" style:family="text">
      <style:text-properties officeooo:rsid="0063cbcc"/>
    </style:style>
    <style:style style:name="T53" style:family="text">
      <style:text-properties officeooo:rsid="006550c6"/>
    </style:style>
    <style:style style:name="T54" style:family="text">
      <style:text-properties officeooo:rsid="0068354a"/>
    </style:style>
    <style:style style:name="T55" style:family="text">
      <style:text-properties officeooo:rsid="006e228e"/>
    </style:style>
    <style:style style:name="T56" style:family="text">
      <style:text-properties officeooo:rsid="0070a0a3"/>
    </style:style>
    <style:style style:name="T57" style:family="text">
      <style:text-properties officeooo:rsid="0070bc09"/>
    </style:style>
    <style:style style:name="T58" style:family="text">
      <style:text-properties officeooo:rsid="007a8b6b"/>
    </style:style>
    <style:style style:name="T59" style:family="text">
      <style:text-properties officeooo:rsid="007d6732"/>
    </style:style>
    <style:style style:name="T60" style:family="text">
      <style:text-properties officeooo:rsid="007f146a"/>
    </style:style>
    <style:style style:name="T61" style:family="text">
      <style:text-properties officeooo:rsid="00811c16"/>
    </style:style>
    <style:style style:name="T62" style:family="text">
      <style:text-properties officeooo:rsid="008bd4ac"/>
    </style:style>
    <style:style style:name="T63" style:family="text">
      <style:text-properties officeooo:rsid="008c8a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ERY SCALING</text:p>
      <text:p text:style-name="P1">RESULTS FOR BATCH 1 TESTS</text:p>
      <text:p text:style-name="P3"/>
      <text:p text:style-name="P11">Purpose of this Document:</text:p>
      <text:p text:style-name="P2"/>
      <text:list xml:id="list4788561254493795329" text:style-name="L1">
        <text:list-item>
          <text:p text:style-name="P89">To present result analysis of batch 1 tests conducted for Celery scaling. </text:p>
        </text:list-item>
      </text:list>
      <text:p text:style-name="P17"/>
      <text:p text:style-name="P5">Conditions of Tests:</text:p>
      <text:p text:style-name="P4"/>
      <text:list xml:id="list4558484485952095040" text:style-name="L2">
        <text:list-item>
          <text:p text:style-name="P90">Digital Ocean VMs were used with the following configuration:</text:p>
          <text:list>
            <text:list-item>
              <text:p text:style-name="P90">Codebase Server:</text:p>
              <text:list>
                <text:list-item>
                  <text:p text:style-name="P90">IP : 128.199.97.200</text:p>
                </text:list-item>
                <text:list-item>
                  <text:p text:style-name="P90">RAM : 1.96GB</text:p>
                </text:list-item>
                <text:list-item>
                  <text:p text:style-name="P90">Cores : 2</text:p>
                </text:list-item>
                <text:list-item>
                  <text:p text:style-name="P91">Operating System : CentOS 6.5</text:p>
                </text:list-item>
              </text:list>
            </text:list-item>
            <text:list-item>
              <text:p text:style-name="P92">RabbitMQ Server :</text:p>
              <text:list>
                <text:list-item>
                  <text:p text:style-name="P92">IP : 128.199.116.114</text:p>
                </text:list-item>
                <text:list-item>
                  <text:p text:style-name="P92">RAM : 996.5 MB</text:p>
                </text:list-item>
                <text:list-item>
                  <text:p text:style-name="P92">Cores : 2</text:p>
                </text:list-item>
                <text:list-item>
                  <text:p text:style-name="P93">Operating System : CentOS 6.5</text:p>
                </text:list-item>
              </text:list>
            </text:list-item>
            <text:list-item>
              <text:p text:style-name="P94">MySQL Server:</text:p>
              <text:list>
                <text:list-item>
                  <text:p text:style-name="P94">IP : 128.199.87.9</text:p>
                </text:list-item>
                <text:list-item>
                  <text:p text:style-name="P94">RAM : 996.5 MB</text:p>
                </text:list-item>
                <text:list-item>
                  <text:p text:style-name="P94">Cores : 2</text:p>
                </text:list-item>
                <text:list-item>
                  <text:p text:style-name="P94">Operating System : CentOS 6.5</text:p>
                </text:list-item>
              </text:list>
            </text:list-item>
          </text:list>
        </text:list-item>
        <text:list-item>
          <text:p text:style-name="P94">Celery <text:span text:style-name="T1">version : 3.1.17</text:span></text:p>
        </text:list-item>
        <text:list-item>
          <text:p text:style-name="P95">RabbitMQ version : 3.4.4</text:p>
        </text:list-item>
        <text:list-item>
          <text:p text:style-name="P96">MySQL version : 5.6.<text:span text:style-name="T2">14</text:span></text:p>
        </text:list-item>
      </text:list>
      <text:p text:style-name="P24"/>
      <text:p text:style-name="P24"/>
      <text:p text:style-name="P7"><text:span text:style-name="T3">Celery Configuration</text:span>:</text:p>
      <text:p text:style-name="P39"/>
      <text:p text:style-name="P39"><text:tab/><text:span text:style-name="T4">Directory Structure:</text:span></text:p>
      <text:p text:style-name="P37"><text:tab/>-- hod_app</text:p>
      <text:p text:style-name="P37"><text:tab/><text:tab/>-- hod_app</text:p>
      <text:p text:style-name="P37"><text:tab/><text:tab/><text:tab/>-- celery.py</text:p>
      <text:p text:style-name="P37"><text:tab/><text:tab/><text:tab/>-- celeryconfig.py</text:p>
      <text:p text:style-name="P37"><text:tab/><text:tab/><text:tab/>-- settings.py</text:p>
      <text:p text:style-name="P7"/>
      <text:list xml:id="list1110134227823272562" text:style-name="L3">
        <text:list-item>
          <text:p text:style-name="P97">celery.py file created in inner hod_app folder.</text:p>
          <text:list>
            <text:list-item>
              <text:p text:style-name="P97">Contains configuration for celery app instance. </text:p>
            </text:list-item>
            <text:list-item>
              <text:p text:style-name="P98">Broker URL to be specified here.</text:p>
            </text:list-item>
            <text:list-item>
              <text:p text:style-name="P98">Celeryconfig file linking also done here.</text:p>
              <text:p text:style-name="P98"/>
            </text:list-item>
          </text:list>
        </text:list-item>
        <text:list-item>
          <text:p text:style-name="P98">Celeryconfig.py file created in inner hod_app folder.</text:p>
          <text:list>
            <text:list-item>
              <text:p text:style-name="P99">All celery configuration and parameters to be defined here.</text:p>
            </text:list-item>
            <text:list-item>
              <text:p text:style-name="P148">Custom Exchanges : 7</text:p>
              <text:list>
                <text:list-item>
                  <text:p text:style-name="P99"><text:soft-page-break/>periodic_tasks : Type --&gt; Direct, routing_key --&gt; 'periodic_tasks'</text:p>
                </text:list-item>
                <text:list-item>
                  <text:p text:style-name="P99">sms_reminders : Type --&gt; Direct, routing_key --&gt; 'sms_reminders'</text:p>
                </text:list-item>
                <text:list-item>
                  <text:p text:style-name="P99">whatsapp_reminders : Type --&gt; Direct, routing_key --&gt; 'whatsapp_reminders'</text:p>
                </text:list-item>
                <text:list-item>
                  <text:p text:style-name="P99">phonecall_reminders : Type --&gt; Direct, routing_key --&gt; 'phonecall_reminders'</text:p>
                </text:list-item>
                <text:list-item>
                  <text:p text:style-name="P99">email_reminders : Type --&gt; Direct, routing_key --&gt; 'email_reminders'</text:p>
                </text:list-item>
                <text:list-item>
                  <text:p text:style-name="P99">generic : Type --&gt; direct, routing_key --&gt; 'generic'</text:p>
                </text:list-item>
                <text:list-item>
                  <text:p text:style-name="P99">billing : Type --&gt; direct, routing_key --&gt; 'billing'</text:p>
                </text:list-item>
              </text:list>
            </text:list-item>
          </text:list>
          <text:p text:style-name="P99"/>
          <text:list text:continue-numbering="true">
            <text:list-item>
              <text:p text:style-name="P100"><text:span text:style-name="T33">Custom Queues</text:span> <text:span text:style-name="T33">: 7</text:span></text:p>
              <text:list>
                <text:list-item>
                  <text:p text:style-name="P100">periodic_tasks : Exchange --&gt;periodic_tasks</text:p>
                </text:list-item>
                <text:list-item>
                  <text:p text:style-name="P100">sms_reminders : Exchange --&gt; sms_reminders</text:p>
                </text:list-item>
                <text:list-item>
                  <text:p text:style-name="P100">whatsapp_reminders : Exchanges --&gt; whatsapp_reminders</text:p>
                </text:list-item>
                <text:list-item>
                  <text:p text:style-name="P100">email_reminders: Exchange --&gt; email_reminders</text:p>
                </text:list-item>
                <text:list-item>
                  <text:p text:style-name="P100">phonecall_reminders: Exchange --&gt; email_reminders</text:p>
                </text:list-item>
                <text:list-item>
                  <text:p text:style-name="P100">generic : Exchange --&gt; generic</text:p>
                </text:list-item>
                <text:list-item>
                  <text:p text:style-name="P100">billing : Exchange --&gt; billing</text:p>
                  <text:p text:style-name="P100"/>
                </text:list-item>
              </text:list>
            </text:list-item>
            <text:list-item>
              <text:p text:style-name="P149">Tasks Registered with celery : 12</text:p>
              <text:list>
                <text:list-item>
                  <text:p text:style-name="P101">billing.tasks.add_credits</text:p>
                </text:list-item>
                <text:list-item>
                  <text:p text:style-name="P101">billing.tasks.deactivate_expired_customer_purchases_and_realted_recipient_reminders</text:p>
                </text:list-item>
                <text:list-item>
                  <text:p text:style-name="P101">campaign.tasks.deactivate_expired_campaigns</text:p>
                </text:list-item>
                <text:list-item>
                  <text:p text:style-name="P101">customers.tasks.send_miss_call_verification_message</text:p>
                </text:list-item>
                <text:list-item>
                  <text:p text:style-name="P101">customers.tasks.send_sms_set_reminder_for_me</text:p>
                </text:list-item>
                <text:list-item>
                  <text:p text:style-name="P101">customers.tasks.sendmail_task</text:p>
                </text:list-item>
                <text:list-item>
                  <text:p text:style-name="P101">reminders.tasks.clean_voice_messages</text:p>
                </text:list-item>
                <text:list-item>
                  <text:p text:style-name="P101">reminders.tasks.make_phone_call_to_recepient</text:p>
                </text:list-item>
                <text:list-item>
                  <text:p text:style-name="P101">reminders.tasks.send_mail</text:p>
                </text:list-item>
                <text:list-item>
                  <text:p text:style-name="P101">reminders.tasks.send_reminders</text:p>
                </text:list-item>
                <text:list-item>
                  <text:p text:style-name="P101">reminders.tasks.send_sms_to_recepient</text:p>
                </text:list-item>
                <text:list-item>
                  <text:p text:style-name="P101">reminders.tasks.send_whatsapp_message_to_recepient</text:p>
                  <text:p text:style-name="P101"/>
                </text:list-item>
              </text:list>
            </text:list-item>
            <text:list-item>
              <text:p text:style-name="P102">Custom Routes were defined to route tasks to their respective queues. </text:p>
              <text:p text:style-name="P102"/>
            </text:list-item>
            <text:list-item>
              <text:p text:style-name="P102">Tests were conducted using 'reminders.tasks.send_sms_to_recepient'.</text:p>
              <text:list>
                <text:list-item>
                  <text:p text:style-name="P102">This calls a utility function 'send_sms'.</text:p>
                </text:list-item>
                <text:list-item>
                  <text:p text:style-name="P103">URL of Project Sleuth used.</text:p>
                </text:list-item>
                <text:list-item>
                  <text:p text:style-name="P103">Request: </text:p>
                  <text:p text:style-name="P103"><text:s/>r = requests.post('http://128.199.87.42/receiver/api/post/request/', data={'mode':'sms','token':'8tu30t284t0mc0m0bwl2'})</text:p>
                </text:list-item>
              </text:list>
            </text:list-item>
          </text:list>
        </text:list-item>
      </text:list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MySQL Seperation:</text:p>
      <text:p text:style-name="P6"/>
      <text:list xml:id="list164406478075221" text:continue-numbering="true" text:style-name="L3">
        <text:list-item>
          <text:p text:style-name="P104">MySQL was seperated from codebase server after initial test revealed primary memory bottleneck.</text:p>
        </text:list-item>
        <text:list-item>
          <text:p text:style-name="P104">Number of tasks fired : <text:span text:style-name="T3">1,00,000</text:span></text:p>
        </text:list-item>
        <text:list-item>
          <text:p text:style-name="P97">Remarks: Test could not be completed since MySQL crashed and celery was killed.</text:p>
        </text:list-item>
        <text:list-item>
          <text:p text:style-name="P97">Conclusion: Decision for MySQL seperation taken.</text:p>
        </text:list-item>
      </text:list>
      <text:p text:style-name="P25"/>
      <text:p text:style-name="P25"/>
      <text:p text:style-name="P8"><text:span text:style-name="T26">Units, Parameters and Definitions</text:span>:</text:p>
      <text:p text:style-name="P8"/>
      <text:list xml:id="list164406652497341" text:continue-numbering="true" text:style-name="L3">
        <text:list-item>
          <text:p text:style-name="P105">Consumer Utilisation : ratio of publish rate and task completion rate.</text:p>
          <text:p text:style-name="P105"/>
        </text:list-item>
        <text:list-item>
          <text:p text:style-name="P105">Publish rate, deliver rate, task completion rate measured per second.</text:p>
          <text:p text:style-name="P105"/>
        </text:list-item>
        <text:list-item>
          <text:p text:style-name="P105">CPU Load measured as load per 1 minute average, 5 minute average, 15 minute average.</text:p>
          <text:p text:style-name="P105"/>
        </text:list-item>
        <text:list-item>
          <text:p text:style-name="P147"><text:span text:style-name="T31">Concurrency: </text:span><text:span text:style-name="T27">The number of concurrent worker processes/threads/green threads executing tasks. If you’re doing mostly I/O you can have more processes, but if mostly CPU-bound, try to keep it close to the number of CPUs on your machine. If not set, the number of CPUs/cores on the host will be used. Defaults to the number of available CPUs.</text:span></text:p>
          <text:p text:style-name="P158"/>
        </text:list-item>
        <text:list-item>
          <text:p text:style-name="P157"><text:span text:style-name="T8">CELERY_TASK_RESULT_EXPIRES : </text:span><text:span text:style-name="T28">Time (in seconds, or a </text:span><text:span text:style-name="T29">timedelta </text:span><text:span text:style-name="T28">object) for when after stored task tombstones will be deleted. A built-in periodic task will delete the results after this time (</text:span><text:span text:style-name="Teletype"><text:span text:style-name="T5">celery.task.backend_cleanup</text:span></text:span><text:span text:style-name="T28">). A value of </text:span><text:span text:style-name="T29">none </text:span><text:span text:style-name="T28">or 0 means results will never expire (depending on backend specifications). Default is to expire after 1 day.</text:span></text:p>
          <text:p text:style-name="P159"/>
        </text:list-item>
        <text:list-item>
          <text:p text:style-name="P157"><text:span text:style-name="T30">CELERY_IGNORE_RESULT : </text:span><text:span text:style-name="T32">Whether to store the task return values or not (tombstones). If you still want to store errors, just not successful return values, you can set </text:span><text:span text:style-name="Teletype"><text:span text:style-name="T32">CELERY_STORE_ERRORS_EVEN_IF_IGNORED</text:span></text:span><text:span text:style-name="T32">.</text:span></text:p>
        </text:list-item>
        <text:list-item>
          <text:p text:style-name="P193">CELERYD_MAX_TASKS_PER_CHILD : Maximum number of tasks a pool worker process can execute before it’s replaced with a new one. Default is no limit.</text:p>
        </text:list-item>
        <text:list-item>
          <text:p text:style-name="P193">CELERY_DISABLE_RATE_LIMITS : Disable all rate limits, even if tasks has explicit rate limits set.</text:p>
        </text:list-item>
        <text:list-item>
          <text:p text:style-name="P192"><text:span text:style-name="T28">CELERY_ACKS_LATE : Late ack means the task messages will be acknowledged </text:span><text:span text:style-name="Strong_20_Emphasis"><text:span text:style-name="T28">after </text:span></text:span><text:span text:style-name="T28">the task has been executed, not </text:span><text:span text:style-name="Emphasis"><text:span text:style-name="T28">just before</text:span></text:span><text:span text:style-name="T28">, which is the default behavior.</text:span></text:p>
          <text:p text:style-name="P193"/>
          <text:p text:style-name="P160"/>
        </text:list-item>
      </text:list>
      <text:p text:style-name="P32"/>
      <text:p text:style-name="P25"/>
      <text:p text:style-name="P25"/>
      <text:p text:style-name="P25"/>
      <text:p text:style-name="P25"/>
      <text:p text:style-name="P12"><text:soft-page-break/>Total Test Cases : <text:span text:style-name="T60">7</text:span></text:p>
      <text:p text:style-name="P12"/>
      <text:list xml:id="list8789244790804745423" text:style-name="L4">
        <text:list-item>
          <text:p text:style-name="P150">Test Case 1:</text:p>
          <text:p text:style-name="P112">Initial Configuration: </text:p>
          <text:list>
            <text:list-item>
              <text:p text:style-name="P112">Codebase Server : </text:p>
              <text:list>
                <text:list-item>
                  <text:p text:style-name="P112">CPU Load : 0.02, 0.005, 0</text:p>
                </text:list-item>
                <text:list-item>
                  <text:p text:style-name="P112">Memory Consumption : 667 MB, 780 MB (with flower and workers)</text:p>
                </text:list-item>
              </text:list>
            </text:list-item>
            <text:list-item>
              <text:p text:style-name="P112">RabbitMQ server:</text:p>
              <text:list>
                <text:list-item>
                  <text:p text:style-name="P112">CPU Load: 0.08, 0.04, 0.01</text:p>
                </text:list-item>
                <text:list-item>
                  <text:p text:style-name="P112">Memory Consumption: 417 MB</text:p>
                </text:list-item>
              </text:list>
            </text:list-item>
            <text:list-item>
              <text:p text:style-name="P106">Celery Configuration:</text:p>
              <text:list>
                <text:list-item>
                  <text:p text:style-name="P106">Workers : 1</text:p>
                </text:list-item>
                <text:list-item>
                  <text:p text:style-name="P106">Concurrency : 20</text:p>
                </text:list-item>
                <text:list-item>
                  <text:p text:style-name="P106">CELERY_TASK_RESULT_EXPIRES = 3600</text:p>
                </text:list-item>
              </text:list>
            </text:list-item>
            <text:list-item>
              <text:p text:style-name="P119">Total tasks fired : 1,00,000</text:p>
            </text:list-item>
          </text:list>
        </text:list-item>
      </text:list>
      <text:p text:style-name="P13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44">Server</text:p>
          </table:table-cell>
          <table:table-cell table:style-name="Table1.A1" office:value-type="string">
            <text:p text:style-name="P44">CPU Load</text:p>
          </table:table-cell>
          <table:table-cell table:style-name="Table1.A1" office:value-type="string">
            <text:p text:style-name="P44">Memory </text:p>
          </table:table-cell>
          <table:table-cell table:style-name="Table1.A1" office:value-type="string">
            <text:p text:style-name="P44">Task Rate</text:p>
          </table:table-cell>
          <table:table-cell table:style-name="Table1.A1" office:value-type="string">
            <text:p text:style-name="P44">Tasks</text:p>
          </table:table-cell>
          <table:table-cell table:style-name="Table1.A1" office:value-type="string">
            <text:p text:style-name="P44">Publish/s</text:p>
          </table:table-cell>
          <table:table-cell table:style-name="Table1.A1" office:value-type="string">
            <text:p text:style-name="P44">Deliver/s</text:p>
          </table:table-cell>
          <table:table-cell table:style-name="Table1.A1" office:value-type="string">
            <text:p text:style-name="P44">Consumer Utilisation</text:p>
          </table:table-cell>
          <table:table-cell table:style-name="Table1.I1" office:value-type="string">
            <text:p text:style-name="P44">Additional Information</text:p>
          </table:table-cell>
        </table:table-row>
        <table:table-row table:style-name="Table1.2">
          <table:table-cell table:style-name="Table1.A2" office:value-type="string">
            <text:p text:style-name="P52">Codebase</text:p>
          </table:table-cell>
          <table:table-cell table:style-name="Table1.A2" office:value-type="string">
            <text:p text:style-name="P52">0.86,0.35,0.17</text:p>
          </table:table-cell>
          <table:table-cell table:style-name="Table1.A2" office:value-type="string">
            <text:p text:style-name="P52">1.76 <text:span text:style-name="T62">GB</text:span></text:p>
          </table:table-cell>
          <table:table-cell table:style-name="Table1.A2" office:value-type="string">
            <text:p text:style-name="P52">17.58/s</text:p>
          </table:table-cell>
          <table:table-cell table:style-name="Table1.A2" office:value-type="string">
            <text:p text:style-name="P52">33768</text:p>
          </table:table-cell>
          <table:table-cell table:style-name="Table1.A2" office:value-type="string">
            <text:p text:style-name="P52">1000/s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2">-</text:p>
          </table:table-cell>
          <table:table-cell table:style-name="Table1.I2" office:value-type="string">
            <text:p text:style-name="P52">-</text:p>
          </table:table-cell>
        </table:table-row>
        <table:table-row table:style-name="Table1.2">
          <table:table-cell table:style-name="Table1.A2" office:value-type="string">
            <text:p text:style-name="P52">RabbitMQ</text:p>
          </table:table-cell>
          <table:table-cell table:style-name="Table1.A2" office:value-type="string">
            <text:p text:style-name="P52">0.95,0.90,0.14</text:p>
          </table:table-cell>
          <table:table-cell table:style-name="Table1.A2" office:value-type="string">
            <text:p text:style-name="P52">658 MB</text:p>
          </table:table-cell>
          <table:table-cell table:style-name="Table1.A2" office:value-type="string">
            <text:p text:style-name="P59">-</text:p>
          </table:table-cell>
          <table:table-cell table:style-name="Table1.A2" office:value-type="string">
            <text:p text:style-name="P52">33768</text:p>
          </table:table-cell>
          <table:table-cell table:style-name="Table1.A2" office:value-type="string">
            <text:p text:style-name="P52">1000/s</text:p>
          </table:table-cell>
          <table:table-cell table:style-name="Table1.A2" office:value-type="string">
            <text:p text:style-name="P52">17.5/s</text:p>
          </table:table-cell>
          <table:table-cell table:style-name="Table1.A2" office:value-type="string">
            <text:p text:style-name="P52">1%</text:p>
          </table:table-cell>
          <table:table-cell table:style-name="Table1.I2" office:value-type="string">
            <text:p text:style-name="P59">-</text:p>
          </table:table-cell>
        </table:table-row>
      </table:table>
      <text:p text:style-name="P17"/>
      <text:p text:style-name="P17"/>
      <text:p text:style-name="P17"/>
      <text:list xml:id="list164406596746564" text:continue-numbering="true" text:style-name="L4">
        <text:list-item>
          <text:p text:style-name="P151">Test Case <text:span text:style-name="T34">2</text:span>:</text:p>
          <text:p text:style-name="P113">Initial Configuration: </text:p>
          <text:list>
            <text:list-item>
              <text:p text:style-name="P113">Codebase Server : </text:p>
              <text:list>
                <text:list-item>
                  <text:p text:style-name="P161"><text:span text:style-name="T7">CPU Load : 0.0</text:span><text:span text:style-name="T9">1</text:span><text:span text:style-name="T7">, 0.0</text:span><text:span text:style-name="T9">2</text:span><text:span text:style-name="T7">, 0.</text:span><text:span text:style-name="T9">0075</text:span></text:p>
                </text:list-item>
                <text:list-item>
                  <text:p text:style-name="P163"><text:span text:style-name="T6">Memory Consumption : </text:span><text:span text:style-name="T9">368.55MB</text:span><text:span text:style-name="T6"> MB, </text:span><text:span text:style-name="T9">523</text:span><text:span text:style-name="T6"> MB (with flower and workers)</text:span></text:p>
                </text:list-item>
              </text:list>
            </text:list-item>
            <text:list-item>
              <text:p text:style-name="P113">RabbitMQ server:</text:p>
              <text:list>
                <text:list-item>
                  <text:p text:style-name="P163"><text:span text:style-name="T6">CPU Load: 0.0</text:span><text:span text:style-name="T9">6</text:span><text:span text:style-name="T6">, 0.04, 0.01</text:span></text:p>
                </text:list-item>
                <text:list-item>
                  <text:p text:style-name="P163"><text:span text:style-name="T6">Memory Consumption: 4</text:span><text:span text:style-name="T9">04</text:span><text:span text:style-name="T6"> MB</text:span></text:p>
                </text:list-item>
              </text:list>
            </text:list-item>
            <text:list-item>
              <text:p text:style-name="P107">Celery Configuration:</text:p>
              <text:list>
                <text:list-item>
                  <text:p text:style-name="P107">Workers : 1</text:p>
                </text:list-item>
                <text:list-item>
                  <text:p text:style-name="P169"><text:span text:style-name="T6">Concurrency : </text:span><text:span text:style-name="T10">3</text:span><text:span text:style-name="T6">0</text:span></text:p>
                </text:list-item>
                <text:list-item>
                  <text:p text:style-name="P169"><text:span text:style-name="T6">CELERY_TASK_RESULT_EXPIRES = </text:span><text:span text:style-name="T11">1</text:span></text:p>
                </text:list-item>
                <text:list-item>
                  <text:p text:style-name="P120">CELERY_IGNORE_RESULT : True</text:p>
                </text:list-item>
                <text:list-item>
                  <text:p text:style-name="P120">CELERY_DISABLE_RATE_LIMITS = True</text:p>
                </text:list-item>
                <text:list-item>
                  <text:p text:style-name="P120">CELERY_ACKS_LATE = True</text:p>
                </text:list-item>
              </text:list>
            </text:list-item>
            <text:list-item>
              <text:p text:style-name="P125">Total Tasks fired : 1,00,000</text:p>
            </text:list-item>
          </text:list>
        </text:list-item>
      </text:list>
      <text:p text:style-name="P14"/>
      <text:p text:style-name="P14"><text:soft-page-break/></text:p>
      <text:p text:style-name="P14"/>
      <text:p text:style-name="P14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>
          <table:table-cell table:style-name="Table2.A1" office:value-type="string">
            <text:p text:style-name="P45">Server</text:p>
          </table:table-cell>
          <table:table-cell table:style-name="Table2.A1" office:value-type="string">
            <text:p text:style-name="P45">CPU Load</text:p>
          </table:table-cell>
          <table:table-cell table:style-name="Table2.A1" office:value-type="string">
            <text:p text:style-name="P45">Memory </text:p>
          </table:table-cell>
          <table:table-cell table:style-name="Table2.A1" office:value-type="string">
            <text:p text:style-name="P45">Task Rate</text:p>
          </table:table-cell>
          <table:table-cell table:style-name="Table2.A1" office:value-type="string">
            <text:p text:style-name="P45">Tasks</text:p>
          </table:table-cell>
          <table:table-cell table:style-name="Table2.A1" office:value-type="string">
            <text:p text:style-name="P45">Publish/s</text:p>
          </table:table-cell>
          <table:table-cell table:style-name="Table2.A1" office:value-type="string">
            <text:p text:style-name="P45">Deliver/s</text:p>
          </table:table-cell>
          <table:table-cell table:style-name="Table2.A1" office:value-type="string">
            <text:p text:style-name="P45">Consumer Utilisation</text:p>
          </table:table-cell>
          <table:table-cell table:style-name="Table2.I1" office:value-type="string">
            <text:p text:style-name="P45">Additional Information</text:p>
          </table:table-cell>
        </table:table-row>
        <table:table-row table:style-name="Table2.2">
          <table:table-cell table:style-name="Table2.A2" office:value-type="string">
            <text:p text:style-name="P53">Codebase</text:p>
          </table:table-cell>
          <table:table-cell table:style-name="Table2.A2" office:value-type="string">
            <text:p text:style-name="P66">1.04,0.46,0.23</text:p>
          </table:table-cell>
          <table:table-cell table:style-name="Table2.A2" office:value-type="string">
            <text:p text:style-name="P53">1.7<text:span text:style-name="T35">5</text:span> BG</text:p>
          </table:table-cell>
          <table:table-cell table:style-name="Table2.A2" office:value-type="string">
            <text:p text:style-name="P53"><text:span text:style-name="T35">26</text:span>/s</text:p>
          </table:table-cell>
          <table:table-cell table:style-name="Table2.A2" office:value-type="string">
            <text:p text:style-name="P53">3<text:span text:style-name="T36">7022</text:span></text:p>
          </table:table-cell>
          <table:table-cell table:style-name="Table2.A2" office:value-type="string">
            <text:p text:style-name="P53"><text:span text:style-name="T37">998</text:span>/s</text:p>
          </table:table-cell>
          <table:table-cell table:style-name="Table2.A2" office:value-type="string">
            <text:p text:style-name="P53">-</text:p>
          </table:table-cell>
          <table:table-cell table:style-name="Table2.A2" office:value-type="string">
            <text:p text:style-name="P53">-</text:p>
          </table:table-cell>
          <table:table-cell table:style-name="Table2.I2" office:value-type="string">
            <text:p text:style-name="P51">Spike in memory consumption <text:span text:style-name="T41">(550MB)</text:span> observerd. Could have been caused by Flower memory leak.</text:p>
          </table:table-cell>
        </table:table-row>
        <table:table-row table:style-name="Table2.2">
          <table:table-cell table:style-name="Table2.A2" office:value-type="string">
            <text:p text:style-name="P53">RabbitMQ</text:p>
          </table:table-cell>
          <table:table-cell table:style-name="Table2.A2" office:value-type="string">
            <text:p text:style-name="P53">0.95,0.90,0.14</text:p>
          </table:table-cell>
          <table:table-cell table:style-name="Table2.A2" office:value-type="string">
            <text:p text:style-name="P53">658 MB</text:p>
          </table:table-cell>
          <table:table-cell table:style-name="Table2.A2" office:value-type="string">
            <text:p text:style-name="P60">-</text:p>
          </table:table-cell>
          <table:table-cell table:style-name="Table2.A2" office:value-type="string">
            <text:p text:style-name="P53">33768</text:p>
          </table:table-cell>
          <table:table-cell table:style-name="Table2.A2" office:value-type="string">
            <text:p text:style-name="P53"><text:span text:style-name="T38">998</text:span>/s</text:p>
          </table:table-cell>
          <table:table-cell table:style-name="Table2.A2" office:value-type="string">
            <text:p text:style-name="P53"><text:span text:style-name="T39">28</text:span>/s</text:p>
          </table:table-cell>
          <table:table-cell table:style-name="Table2.A2" office:value-type="string">
            <text:p text:style-name="P53"><text:span text:style-name="T40">2</text:span>%</text:p>
          </table:table-cell>
          <table:table-cell table:style-name="Table2.I2" office:value-type="string">
            <text:p text:style-name="P60"/>
          </table:table-cell>
        </table:table-row>
      </table:table>
      <text:p text:style-name="P18"/>
      <text:p text:style-name="P18"/>
      <text:p text:style-name="P18"/>
      <text:p text:style-name="P19"/>
      <text:list xml:id="list164406656013417" text:continue-numbering="true" text:style-name="L4">
        <text:list-item>
          <text:p text:style-name="P152">Test Case <text:span text:style-name="T42">3</text:span>: </text:p>
          <text:p text:style-name="P114">Initial Configuration: </text:p>
          <text:list>
            <text:list-item>
              <text:p text:style-name="P162"><text:span text:style-name="T7">Codebase Server : </text:span><text:span text:style-name="T12">Similar to test casse 2</text:span></text:p>
            </text:list-item>
            <text:list-item>
              <text:p text:style-name="P164"><text:span text:style-name="T6">RabbitMQ serve</text:span><text:span text:style-name="T12">r : Similar to test case 2</text:span></text:p>
            </text:list-item>
            <text:list-item>
              <text:p text:style-name="P170"><text:span text:style-name="T6">Celery Configuration: </text:span><text:span text:style-name="T12">Similar to test case 2</text:span></text:p>
            </text:list-item>
            <text:list-item>
              <text:p text:style-name="P126">Total Tasks fired : 1,00,000</text:p>
            </text:list-item>
            <text:list-item>
              <text:p text:style-name="P127">Total tasks completed : 1,00,000</text:p>
            </text:list-item>
            <text:list-item>
              <text:p text:style-name="P128">This test was conducted to investigate memory spike.</text:p>
            </text:list-item>
          </text:list>
        </text:list-item>
      </text:list>
      <text:p text:style-name="P15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column table:style-name="Table3.I"/>
        <table:table-row>
          <table:table-cell table:style-name="Table3.A1" office:value-type="string">
            <text:p text:style-name="P46">Server</text:p>
          </table:table-cell>
          <table:table-cell table:style-name="Table3.A1" office:value-type="string">
            <text:p text:style-name="P46">CPU Load</text:p>
          </table:table-cell>
          <table:table-cell table:style-name="Table3.A1" office:value-type="string">
            <text:p text:style-name="P46">Memory </text:p>
          </table:table-cell>
          <table:table-cell table:style-name="Table3.A1" office:value-type="string">
            <text:p text:style-name="P46">Task Rate</text:p>
          </table:table-cell>
          <table:table-cell table:style-name="Table3.A1" office:value-type="string">
            <text:p text:style-name="P46">Tasks</text:p>
          </table:table-cell>
          <table:table-cell table:style-name="Table3.A1" office:value-type="string">
            <text:p text:style-name="P46">Publish/s</text:p>
          </table:table-cell>
          <table:table-cell table:style-name="Table3.A1" office:value-type="string">
            <text:p text:style-name="P46">Deliver/s</text:p>
          </table:table-cell>
          <table:table-cell table:style-name="Table3.A1" office:value-type="string">
            <text:p text:style-name="P46">Consumer Utilisation</text:p>
          </table:table-cell>
          <table:table-cell table:style-name="Table3.I1" office:value-type="string">
            <text:p text:style-name="P46">Additional Information</text:p>
          </table:table-cell>
        </table:table-row>
        <table:table-row table:style-name="Table3.2">
          <table:table-cell table:style-name="Table3.A2" office:value-type="string">
            <text:p text:style-name="P54">Codebase</text:p>
          </table:table-cell>
          <table:table-cell table:style-name="Table3.A2" office:value-type="string">
            <text:p text:style-name="P67">1.04,0.46,0.23</text:p>
          </table:table-cell>
          <table:table-cell table:style-name="Table3.A2" office:value-type="string">
            <text:p text:style-name="P54">1.7<text:span text:style-name="T35">5</text:span> BG</text:p>
          </table:table-cell>
          <table:table-cell table:style-name="Table3.A2" office:value-type="string">
            <text:p text:style-name="P54"><text:span text:style-name="T35">26</text:span>/s</text:p>
          </table:table-cell>
          <table:table-cell table:style-name="Table3.A2" office:value-type="string">
            <text:p text:style-name="P68">1,00,000</text:p>
          </table:table-cell>
          <table:table-cell table:style-name="Table3.A2" office:value-type="string">
            <text:p text:style-name="P54"><text:span text:style-name="T37">998</text:span>/s</text:p>
          </table:table-cell>
          <table:table-cell table:style-name="Table3.A2" office:value-type="string">
            <text:p text:style-name="P54">-</text:p>
          </table:table-cell>
          <table:table-cell table:style-name="Table3.A2" office:value-type="string">
            <text:p text:style-name="P54">-</text:p>
          </table:table-cell>
          <table:table-cell table:style-name="Table3.I2" office:value-type="string">
            <text:p text:style-name="P72">Memory spike not observed. <text:span text:style-name="T43">Flower was not running.</text:span></text:p>
          </table:table-cell>
        </table:table-row>
        <table:table-row table:style-name="Table3.2">
          <table:table-cell table:style-name="Table3.A2" office:value-type="string">
            <text:p text:style-name="P54">RabbitMQ</text:p>
          </table:table-cell>
          <table:table-cell table:style-name="Table3.A2" office:value-type="string">
            <text:p text:style-name="P54">0.95,0.90,0.14</text:p>
          </table:table-cell>
          <table:table-cell table:style-name="Table3.A2" office:value-type="string">
            <text:p text:style-name="P54">658 MB</text:p>
          </table:table-cell>
          <table:table-cell table:style-name="Table3.A2" office:value-type="string">
            <text:p text:style-name="P61">-</text:p>
          </table:table-cell>
          <table:table-cell table:style-name="Table3.A2" office:value-type="string">
            <text:p text:style-name="P68">1,00,000</text:p>
          </table:table-cell>
          <table:table-cell table:style-name="Table3.A2" office:value-type="string">
            <text:p text:style-name="P54"><text:span text:style-name="T38">998</text:span>/s</text:p>
          </table:table-cell>
          <table:table-cell table:style-name="Table3.A2" office:value-type="string">
            <text:p text:style-name="P54"><text:span text:style-name="T39">28</text:span>/s</text:p>
          </table:table-cell>
          <table:table-cell table:style-name="Table3.A2" office:value-type="string">
            <text:p text:style-name="P54"><text:span text:style-name="T40">2</text:span>%</text:p>
          </table:table-cell>
          <table:table-cell table:style-name="Table3.I2" office:value-type="string">
            <text:p text:style-name="P61"/>
          </table:table-cell>
        </table:table-row>
      </table:table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64405583209202" text:continue-numbering="true" text:style-name="L4">
        <text:list-item>
          <text:p text:style-name="P153"><text:soft-page-break/>Test Case <text:span text:style-name="T43">4</text:span>: </text:p>
          <text:p text:style-name="P115">Initial Configuration: </text:p>
          <text:list>
            <text:list-item>
              <text:p text:style-name="P115">Codebase Server : </text:p>
              <text:list>
                <text:list-item>
                  <text:p text:style-name="P175"><text:span text:style-name="T12">C</text:span><text:span text:style-name="T6">PU Load : 0.02, 0.03, 0.005</text:span></text:p>
                </text:list-item>
                <text:list-item>
                  <text:p text:style-name="P129">Memory Consumption: 212 MB, 255MB (flower, htop, top, 3 workers)</text:p>
                </text:list-item>
              </text:list>
            </text:list-item>
            <text:list-item>
              <text:p text:style-name="P165"><text:span text:style-name="T6">RabbitMQ serve</text:span><text:span text:style-name="T12">r : </text:span></text:p>
              <text:list>
                <text:list-item>
                  <text:p text:style-name="P175"><text:span text:style-name="T12">C</text:span><text:span text:style-name="T6">PU Load : 0.13, 0.07, 0.02</text:span></text:p>
                </text:list-item>
                <text:list-item>
                  <text:p text:style-name="P129">Memory Consumption: 404 MB</text:p>
                </text:list-item>
              </text:list>
            </text:list-item>
            <text:list-item>
              <text:p text:style-name="P108">Celery Configuration: </text:p>
              <text:list>
                <text:list-item>
                  <text:p text:style-name="P175"><text:span text:style-name="T12">W</text:span><text:span text:style-name="T6">orkers : 3</text:span></text:p>
                </text:list-item>
                <text:list-item>
                  <text:p text:style-name="P129">Concurrency (per worker) : 10</text:p>
                </text:list-item>
                <text:list-item>
                  <text:p text:style-name="P171"><text:span text:style-name="T6">CELERY_TASK_RESULT_EXPIRES = </text:span><text:span text:style-name="T11">1</text:span></text:p>
                </text:list-item>
                <text:list-item>
                  <text:p text:style-name="P121">CELERY_IGNORE_RESULT : True</text:p>
                </text:list-item>
                <text:list-item>
                  <text:p text:style-name="P121">CELERY_DISABLE_RATE_LIMITS = True</text:p>
                </text:list-item>
                <text:list-item>
                  <text:p text:style-name="P121">CELERY_ACKS_LATE = True</text:p>
                  <text:p text:style-name="P129"/>
                </text:list-item>
              </text:list>
            </text:list-item>
            <text:list-item>
              <text:p text:style-name="P179"><text:span text:style-name="T6">Total Tasks fired : </text:span><text:span text:style-name="T13">50,000</text:span></text:p>
            </text:list-item>
            <text:list-item>
              <text:p text:style-name="P183"><text:span text:style-name="T6">Total tasks completed : </text:span><text:span text:style-name="T13">50,000</text:span></text:p>
            </text:list-item>
            <text:list-item>
              <text:p text:style-name="P187"><text:span text:style-name="T13">T</text:span><text:span text:style-name="T6">his test was conducted to investigate multiple worker scenario.</text:span></text:p>
            </text:list-item>
          </text:list>
        </text:list-item>
      </text:list>
      <text:p text:style-name="P38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>
          <table:table-cell table:style-name="Table4.A1" office:value-type="string">
            <text:p text:style-name="P47">Server</text:p>
          </table:table-cell>
          <table:table-cell table:style-name="Table4.A1" office:value-type="string">
            <text:p text:style-name="P47">CPU Load</text:p>
          </table:table-cell>
          <table:table-cell table:style-name="Table4.A1" office:value-type="string">
            <text:p text:style-name="P47">Memory </text:p>
          </table:table-cell>
          <table:table-cell table:style-name="Table4.A1" office:value-type="string">
            <text:p text:style-name="P47">Task Rate</text:p>
          </table:table-cell>
          <table:table-cell table:style-name="Table4.A1" office:value-type="string">
            <text:p text:style-name="P47">Tasks</text:p>
          </table:table-cell>
          <table:table-cell table:style-name="Table4.A1" office:value-type="string">
            <text:p text:style-name="P47">Publish/s</text:p>
          </table:table-cell>
          <table:table-cell table:style-name="Table4.A1" office:value-type="string">
            <text:p text:style-name="P47">Deliver/s</text:p>
          </table:table-cell>
          <table:table-cell table:style-name="Table4.A1" office:value-type="string">
            <text:p text:style-name="P47">Consumer Utilisation</text:p>
          </table:table-cell>
          <table:table-cell table:style-name="Table4.I1" office:value-type="string">
            <text:p text:style-name="P47">Additional Information</text:p>
          </table:table-cell>
        </table:table-row>
        <table:table-row table:style-name="Table4.2">
          <table:table-cell table:style-name="Table4.A2" office:value-type="string">
            <text:p text:style-name="P55">Codebase</text:p>
          </table:table-cell>
          <table:table-cell table:style-name="Table4.A2" office:value-type="string">
            <text:p text:style-name="P75">1.13, 0.68, 0.51</text:p>
          </table:table-cell>
          <table:table-cell table:style-name="Table4.A2" office:value-type="string">
            <text:p text:style-name="P55">1.<text:span text:style-name="T44">45 GB</text:span></text:p>
          </table:table-cell>
          <table:table-cell table:style-name="Table4.A2" office:value-type="string">
            <text:p text:style-name="P55"><text:span text:style-name="T35">26</text:span>/s</text:p>
          </table:table-cell>
          <table:table-cell table:style-name="Table4.A2" office:value-type="string">
            <text:p text:style-name="P76">50,000</text:p>
          </table:table-cell>
          <table:table-cell table:style-name="Table4.A2" office:value-type="string">
            <text:p text:style-name="P55"><text:span text:style-name="T44">1000</text:span>/s</text:p>
          </table:table-cell>
          <table:table-cell table:style-name="Table4.A2" office:value-type="string">
            <text:p text:style-name="P55">-</text:p>
          </table:table-cell>
          <table:table-cell table:style-name="Table4.A2" office:value-type="string">
            <text:p text:style-name="P55">-</text:p>
          </table:table-cell>
          <table:table-cell table:style-name="Table4.I2" office:value-type="string">
            <text:p text:style-name="P73">Memory spike not observed. <text:span text:style-name="T43">Flower was not running.</text:span></text:p>
          </table:table-cell>
        </table:table-row>
        <table:table-row table:style-name="Table4.2">
          <table:table-cell table:style-name="Table4.A2" office:value-type="string">
            <text:p text:style-name="P55">RabbitMQ</text:p>
          </table:table-cell>
          <table:table-cell table:style-name="Table4.A2" office:value-type="string">
            <text:p text:style-name="P55">0.<text:span text:style-name="T45">77,0.27,0.09</text:span></text:p>
          </table:table-cell>
          <table:table-cell table:style-name="Table4.A2" office:value-type="string">
            <text:p text:style-name="P55"><text:span text:style-name="T45">542</text:span> MB</text:p>
          </table:table-cell>
          <table:table-cell table:style-name="Table4.A2" office:value-type="string">
            <text:p text:style-name="P62">-</text:p>
          </table:table-cell>
          <table:table-cell table:style-name="Table4.A2" office:value-type="string">
            <text:p text:style-name="P69">1,00,000</text:p>
          </table:table-cell>
          <table:table-cell table:style-name="Table4.A2" office:value-type="string">
            <text:p text:style-name="P55"><text:span text:style-name="T38">998</text:span>/s</text:p>
          </table:table-cell>
          <table:table-cell table:style-name="Table4.A2" office:value-type="string">
            <text:p text:style-name="P55"><text:span text:style-name="T39">28</text:span>/s</text:p>
          </table:table-cell>
          <table:table-cell table:style-name="Table4.A2" office:value-type="string">
            <text:p text:style-name="P55"><text:span text:style-name="T46">3</text:span>%</text:p>
          </table:table-cell>
          <table:table-cell table:style-name="Table4.I2" office:value-type="string">
            <text:p text:style-name="P62"/>
          </table:table-cell>
        </table:table-row>
      </table:table>
      <text:p text:style-name="P20"/>
      <text:p text:style-name="P43">REMARKS :</text:p>
      <text:list xml:id="list8108340646673417406" text:style-name="L5">
        <text:list-item>
          <text:p text:style-name="P130">Multiple worker nodes (3 <text:s/>workers, 10 concurrency each) scenario performed equivalent (marginally better) as compared to simgle worker scenario (1 worker, 30 concurrency).</text:p>
          <text:p text:style-name="P130"/>
        </text:list-item>
        <text:list-item>
          <text:p text:style-name="P130">Memory spike was not observerd.</text:p>
          <text:p text:style-name="P130"/>
        </text:list-item>
        <text:list-item>
          <text:p text:style-name="P131">Tasks were being equally distributed among the 3 worker nodes.</text:p>
          <text:list>
            <text:list-header>
              <text:p text:style-name="P131">W1 : 16670 <text:span text:style-name="T49">tasks</text:span></text:p>
              <text:p text:style-name="P131">W2 : 16666 <text:span text:style-name="T49">tasks</text:span></text:p>
              <text:p text:style-name="P131">W3 <text:s/>: 16667 <text:span text:style-name="T49">tasks</text:span></text:p>
            </text:list-header>
          </text:list>
          <text:p text:style-name="P130"/>
        </text:list-item>
        <text:list-item>
          <text:p text:style-name="P130">Memory was not being released after completion of all tasks.</text:p>
          <text:p text:style-name="P130"/>
        </text:list-item>
        <text:list-item>
          <text:p text:style-name="P130"><text:span text:style-name="T48">Another</text:span> test <text:span text:style-name="T48">with similar configuration </text:span>conducted without stopping workers. This was done to check any change in performance. <text:span text:style-name="T49">No noticable change in performance was observed.</text:span></text:p>
        </text:list-item>
      </text:list>
      <text:p text:style-name="P21"><text:soft-page-break/></text:p>
      <text:list xml:id="list164405427504554" text:continue-list="list164405583209202" text:style-name="L4">
        <text:list-item>
          <text:p text:style-name="P154">Test Case <text:span text:style-name="T47">5</text:span>: </text:p>
          <text:p text:style-name="P116">Initial Configuration: </text:p>
          <text:list>
            <text:list-item>
              <text:p text:style-name="P116">Codebase Server : </text:p>
              <text:list>
                <text:list-item>
                  <text:p text:style-name="P176"><text:span text:style-name="T12">C</text:span><text:span text:style-name="T6">PU Load : 0.0</text:span><text:span text:style-name="T14">35</text:span><text:span text:style-name="T6">, 0.0</text:span><text:span text:style-name="T14">4</text:span><text:span text:style-name="T6">, </text:span><text:span text:style-name="T14">0.16</text:span></text:p>
                </text:list-item>
                <text:list-item>
                  <text:p text:style-name="P176"><text:span text:style-name="T6">Memory Consumption: </text:span><text:span text:style-name="T15">1.11GB</text:span></text:p>
                </text:list-item>
              </text:list>
            </text:list-item>
            <text:list-item>
              <text:p text:style-name="P166"><text:span text:style-name="T6">RabbitMQ serve</text:span><text:span text:style-name="T12">r : </text:span></text:p>
              <text:list>
                <text:list-item>
                  <text:p text:style-name="P176"><text:span text:style-name="T12">C</text:span><text:span text:style-name="T6">PU Load : 0.</text:span><text:span text:style-name="T14">29</text:span><text:span text:style-name="T6">, 0.0</text:span><text:span text:style-name="T14">9</text:span><text:span text:style-name="T6">, 0.0</text:span><text:span text:style-name="T14">3</text:span></text:p>
                </text:list-item>
                <text:list-item>
                  <text:p text:style-name="P176"><text:span text:style-name="T6">Memory Consumption: 4</text:span><text:span text:style-name="T15">1</text:span><text:span text:style-name="T16">0</text:span><text:span text:style-name="T6"> MB</text:span></text:p>
                </text:list-item>
              </text:list>
            </text:list-item>
            <text:list-item>
              <text:p text:style-name="P109">Celery Configuration: </text:p>
              <text:list>
                <text:list-item>
                  <text:p text:style-name="P176"><text:span text:style-name="T12">W</text:span><text:span text:style-name="T6">orkers : 3</text:span></text:p>
                </text:list-item>
                <text:list-item>
                  <text:p text:style-name="P176"><text:span text:style-name="T6">Concurrency (per worker) : 1</text:span><text:span text:style-name="T17">7</text:span></text:p>
                </text:list-item>
                <text:list-item>
                  <text:p text:style-name="P172"><text:span text:style-name="T6">CELERY_TASK_RESULT_EXPIRES = </text:span><text:span text:style-name="T11">1</text:span></text:p>
                </text:list-item>
                <text:list-item>
                  <text:p text:style-name="P122">CELERY_IGNORE_RESULT : True</text:p>
                </text:list-item>
                <text:list-item>
                  <text:p text:style-name="P122">CELERY_DISABLE_RATE_LIMITS = True</text:p>
                </text:list-item>
                <text:list-item>
                  <text:p text:style-name="P122">CELERY_ACKS_LATE = True</text:p>
                </text:list-item>
              </text:list>
            </text:list-item>
            <text:list-item>
              <text:p text:style-name="P180"><text:span text:style-name="T6">Total Tasks fired : </text:span><text:span text:style-name="T13">50,000</text:span></text:p>
            </text:list-item>
            <text:list-item>
              <text:p text:style-name="P184"><text:span text:style-name="T6">Total tasks completed : </text:span><text:span text:style-name="T13">50,000</text:span></text:p>
            </text:list-item>
            <text:list-item>
              <text:p text:style-name="P188"><text:span text:style-name="T13">T</text:span><text:span text:style-name="T6">his test was conducted to investigate multiple worker scenario </text:span><text:span text:style-name="T18">with higher concurrency.</text:span></text:p>
            </text:list-item>
          </text:list>
        </text:list-item>
      </text:list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48">Server</text:p>
          </table:table-cell>
          <table:table-cell table:style-name="Table5.A1" office:value-type="string">
            <text:p text:style-name="P48">CPU Load</text:p>
          </table:table-cell>
          <table:table-cell table:style-name="Table5.A1" office:value-type="string">
            <text:p text:style-name="P48">Memory </text:p>
          </table:table-cell>
          <table:table-cell table:style-name="Table5.A1" office:value-type="string">
            <text:p text:style-name="P48">Task Rate</text:p>
          </table:table-cell>
          <table:table-cell table:style-name="Table5.A1" office:value-type="string">
            <text:p text:style-name="P48">Tasks</text:p>
          </table:table-cell>
          <table:table-cell table:style-name="Table5.A1" office:value-type="string">
            <text:p text:style-name="P48">Publish/s</text:p>
          </table:table-cell>
          <table:table-cell table:style-name="Table5.A1" office:value-type="string">
            <text:p text:style-name="P48">Deliver/s</text:p>
          </table:table-cell>
          <table:table-cell table:style-name="Table5.A1" office:value-type="string">
            <text:p text:style-name="P48">Consumer Utilisation</text:p>
          </table:table-cell>
          <table:table-cell table:style-name="Table5.I1" office:value-type="string">
            <text:p text:style-name="P48">Additional Information</text:p>
          </table:table-cell>
        </table:table-row>
        <table:table-row table:style-name="Table5.2">
          <table:table-cell table:style-name="Table5.A2" office:value-type="string">
            <text:p text:style-name="P56">Codebase</text:p>
          </table:table-cell>
          <table:table-cell table:style-name="Table5.A2" office:value-type="string">
            <text:p text:style-name="P80">2.54, 1.78, 1.33</text:p>
          </table:table-cell>
          <table:table-cell table:style-name="Table5.A2" office:value-type="string">
            <text:p text:style-name="P56">1.<text:span text:style-name="T50">56 GB</text:span></text:p>
          </table:table-cell>
          <table:table-cell table:style-name="Table5.A2" office:value-type="string">
            <text:p text:style-name="P56"><text:span text:style-name="T50">41.22</text:span>/s</text:p>
          </table:table-cell>
          <table:table-cell table:style-name="Table5.A2" office:value-type="string">
            <text:p text:style-name="P77">50,000</text:p>
          </table:table-cell>
          <table:table-cell table:style-name="Table5.A2" office:value-type="string">
            <text:p text:style-name="P56"><text:span text:style-name="T44">1000</text:span>/s</text:p>
          </table:table-cell>
          <table:table-cell table:style-name="Table5.A2" office:value-type="string">
            <text:p text:style-name="P56">-</text:p>
          </table:table-cell>
          <table:table-cell table:style-name="Table5.A2" office:value-type="string">
            <text:p text:style-name="P56">-</text:p>
          </table:table-cell>
          <table:table-cell table:style-name="Table5.I2" office:value-type="string">
            <text:p text:style-name="P74">Memory spike not observed. <text:span text:style-name="T43">Flower was not running.</text:span></text:p>
          </table:table-cell>
        </table:table-row>
        <table:table-row table:style-name="Table5.2">
          <table:table-cell table:style-name="Table5.A2" office:value-type="string">
            <text:p text:style-name="P56">RabbitMQ</text:p>
          </table:table-cell>
          <table:table-cell table:style-name="Table5.A2" office:value-type="string">
            <text:p text:style-name="P80">1.11, 0.51, 0.18</text:p>
          </table:table-cell>
          <table:table-cell table:style-name="Table5.A2" office:value-type="string">
            <text:p text:style-name="P56"><text:span text:style-name="T50">602</text:span> MB</text:p>
          </table:table-cell>
          <table:table-cell table:style-name="Table5.A2" office:value-type="string">
            <text:p text:style-name="P63">-</text:p>
          </table:table-cell>
          <table:table-cell table:style-name="Table5.A2" office:value-type="string">
            <text:p text:style-name="P81">50,000</text:p>
          </table:table-cell>
          <table:table-cell table:style-name="Table5.A2" office:value-type="string">
            <text:p text:style-name="P84">1000/s</text:p>
          </table:table-cell>
          <table:table-cell table:style-name="Table5.A2" office:value-type="string">
            <text:p text:style-name="P84">41/s</text:p>
          </table:table-cell>
          <table:table-cell table:style-name="Table5.A2" office:value-type="string">
            <text:p text:style-name="P56"><text:span text:style-name="T46">3</text:span>%</text:p>
          </table:table-cell>
          <table:table-cell table:style-name="Table5.I2" office:value-type="string">
            <text:p text:style-name="P63"/>
          </table:table-cell>
        </table:table-row>
      </table:table>
      <text:p text:style-name="P21"/>
      <text:p text:style-name="P40">REMARKS :</text:p>
      <text:p text:style-name="P40"/>
      <text:list xml:id="list2066492133544865690" text:style-name="L6">
        <text:list-item>
          <text:p text:style-name="P132">Total concurrency was 51, although task completion rate was 41.22/s.</text:p>
          <text:p text:style-name="P132"/>
        </text:list-item>
        <text:list-item>
          <text:p text:style-name="P132">This shows bottleneck in task completion.</text:p>
          <text:p text:style-name="P132"/>
        </text:list-item>
        <text:list-item>
          <text:p text:style-name="P132">CPU Load showed a maximum of 2.54 (1 min average) and was above 2 consistently throughout observation time. </text:p>
          <text:p text:style-name="P132"/>
        </text:list-item>
        <text:list-item>
          <text:p text:style-name="P132">Hence CPU bottleneck for Dual core was reached.</text:p>
          <text:p text:style-name="P132"/>
        </text:list-item>
        <text:list-item>
          <text:p text:style-name="P134">Memory spiker was not observe<text:span text:style-name="T61">d</text:span>.</text:p>
        </text:list-item>
      </text:list>
      <text:p text:style-name="P33"/>
      <text:p text:style-name="P33"/>
      <text:p text:style-name="P33"/>
      <text:p text:style-name="P33"/>
      <text:list xml:id="list164405341244605" text:continue-list="list164405427504554" text:style-name="L4">
        <text:list-item>
          <text:p text:style-name="P155"><text:soft-page-break/>Test Case <text:span text:style-name="T51">6</text:span>: </text:p>
          <text:p text:style-name="P117">Initial Configuration: </text:p>
          <text:list>
            <text:list-item>
              <text:p text:style-name="P117">Codebase Server : </text:p>
              <text:list>
                <text:list-item>
                  <text:p text:style-name="P177"><text:span text:style-name="T12">C</text:span><text:span text:style-name="T6">PU Load : 0.0, 0.0</text:span><text:span text:style-name="T19">1</text:span><text:span text:style-name="T6">, </text:span><text:span text:style-name="T14">0.</text:span><text:span text:style-name="T19">025</text:span></text:p>
                </text:list-item>
                <text:list-item>
                  <text:p text:style-name="P177"><text:span text:style-name="T6">Memory Consumption: </text:span><text:span text:style-name="T19">203 MB, 724 ( 4 workers, shell_plus)</text:span></text:p>
                </text:list-item>
              </text:list>
            </text:list-item>
            <text:list-item>
              <text:p text:style-name="P167"><text:span text:style-name="T6">RabbitMQ serve</text:span><text:span text:style-name="T12">r : </text:span></text:p>
              <text:list>
                <text:list-item>
                  <text:p text:style-name="P177"><text:span text:style-name="T12">C</text:span><text:span text:style-name="T6">PU Load : 0.</text:span><text:span text:style-name="T14">2</text:span><text:span text:style-name="T20">3</text:span><text:span text:style-name="T6">, 0.0</text:span><text:span text:style-name="T20">8</text:span><text:span text:style-name="T6">, 0.0</text:span><text:span text:style-name="T20">2</text:span></text:p>
                </text:list-item>
                <text:list-item>
                  <text:p text:style-name="P177"><text:span text:style-name="T6">Memory Consumption: </text:span><text:span text:style-name="T21">392</text:span><text:span text:style-name="T6"> MB</text:span></text:p>
                </text:list-item>
              </text:list>
            </text:list-item>
            <text:list-item>
              <text:p text:style-name="P110">Celery Configuration: </text:p>
              <text:list>
                <text:list-item>
                  <text:p text:style-name="P177"><text:span text:style-name="T12">W</text:span><text:span text:style-name="T6">orkers : </text:span><text:span text:style-name="T22">4</text:span></text:p>
                </text:list-item>
                <text:list-item>
                  <text:p text:style-name="P177"><text:span text:style-name="T6">Concurrency (per worker) : 1</text:span><text:span text:style-name="T22">2</text:span></text:p>
                </text:list-item>
                <text:list-item>
                  <text:p text:style-name="P173"><text:span text:style-name="T6">CELERY_TASK_RESULT_EXPIRES = </text:span><text:span text:style-name="T11">1</text:span></text:p>
                </text:list-item>
                <text:list-item>
                  <text:p text:style-name="P123">CELERY_IGNORE_RESULT : True</text:p>
                </text:list-item>
                <text:list-item>
                  <text:p text:style-name="P123">CELERY_DISABLE_RATE_LIMITS = True</text:p>
                </text:list-item>
                <text:list-item>
                  <text:p text:style-name="P123">CELERY_ACKS_LATE = True</text:p>
                </text:list-item>
              </text:list>
            </text:list-item>
            <text:list-item>
              <text:p text:style-name="P181"><text:span text:style-name="T6">Total Tasks fired : </text:span><text:span text:style-name="T13">50,000</text:span></text:p>
            </text:list-item>
            <text:list-item>
              <text:p text:style-name="P185"><text:span text:style-name="T6">Total tasks completed : </text:span><text:span text:style-name="T13">50,000</text:span></text:p>
            </text:list-item>
            <text:list-item>
              <text:p text:style-name="P189"><text:span text:style-name="T13">T</text:span><text:span text:style-name="T6">his test was conducted to investigate worker/concurrency limits of a 2GB, dual core DO VM.</text:span></text:p>
            </text:list-item>
          </text:list>
        </text:list-item>
      </text:list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49">Server</text:p>
          </table:table-cell>
          <table:table-cell table:style-name="Table6.A1" office:value-type="string">
            <text:p text:style-name="P49">CPU Load</text:p>
          </table:table-cell>
          <table:table-cell table:style-name="Table6.A1" office:value-type="string">
            <text:p text:style-name="P49">Memory </text:p>
          </table:table-cell>
          <table:table-cell table:style-name="Table6.A1" office:value-type="string">
            <text:p text:style-name="P49">Task Rate</text:p>
          </table:table-cell>
          <table:table-cell table:style-name="Table6.A1" office:value-type="string">
            <text:p text:style-name="P49">Tasks</text:p>
          </table:table-cell>
          <table:table-cell table:style-name="Table6.A1" office:value-type="string">
            <text:p text:style-name="P49">Publish/s</text:p>
          </table:table-cell>
          <table:table-cell table:style-name="Table6.A1" office:value-type="string">
            <text:p text:style-name="P49">Deliver/s</text:p>
          </table:table-cell>
          <table:table-cell table:style-name="Table6.A1" office:value-type="string">
            <text:p text:style-name="P49">Consumer Utilisation</text:p>
          </table:table-cell>
          <table:table-cell table:style-name="Table6.I1" office:value-type="string">
            <text:p text:style-name="P49">Additional Information</text:p>
          </table:table-cell>
        </table:table-row>
        <table:table-row table:style-name="Table6.2">
          <table:table-cell table:style-name="Table6.A2" office:value-type="string">
            <text:p text:style-name="P57">Codebase</text:p>
          </table:table-cell>
          <table:table-cell table:style-name="Table6.A2" office:value-type="string">
            <text:p text:style-name="P87">3.26, 2.1, 1.57</text:p>
          </table:table-cell>
          <table:table-cell table:style-name="Table6.A2" office:value-type="string">
            <text:p text:style-name="P57">1.<text:span text:style-name="T52">73 GB</text:span></text:p>
          </table:table-cell>
          <table:table-cell table:style-name="Table6.A2" office:value-type="string">
            <text:p text:style-name="P57"><text:span text:style-name="T50">41.6</text:span>/s</text:p>
          </table:table-cell>
          <table:table-cell table:style-name="Table6.A2" office:value-type="string">
            <text:p text:style-name="P78">50,000</text:p>
          </table:table-cell>
          <table:table-cell table:style-name="Table6.A2" office:value-type="string">
            <text:p text:style-name="P57"><text:span text:style-name="T44">1000</text:span>/s</text:p>
          </table:table-cell>
          <table:table-cell table:style-name="Table6.A2" office:value-type="string">
            <text:p text:style-name="P57">-</text:p>
          </table:table-cell>
          <table:table-cell table:style-name="Table6.A2" office:value-type="string">
            <text:p text:style-name="P57">-</text:p>
          </table:table-cell>
          <table:table-cell table:style-name="Table6.I2" office:value-type="string">
            <text:p text:style-name="P70">-</text:p>
          </table:table-cell>
        </table:table-row>
        <table:table-row table:style-name="Table6.2">
          <table:table-cell table:style-name="Table6.A2" office:value-type="string">
            <text:p text:style-name="P57">RabbitMQ</text:p>
          </table:table-cell>
          <table:table-cell table:style-name="Table6.A2" office:value-type="string">
            <text:p text:style-name="P87">0.94, 0.36, 0.17</text:p>
          </table:table-cell>
          <table:table-cell table:style-name="Table6.A2" office:value-type="string">
            <text:p text:style-name="P57"><text:span text:style-name="T50">610</text:span> MB</text:p>
          </table:table-cell>
          <table:table-cell table:style-name="Table6.A2" office:value-type="string">
            <text:p text:style-name="P64">-</text:p>
          </table:table-cell>
          <table:table-cell table:style-name="Table6.A2" office:value-type="string">
            <text:p text:style-name="P82">50,000</text:p>
          </table:table-cell>
          <table:table-cell table:style-name="Table6.A2" office:value-type="string">
            <text:p text:style-name="P85">1000/s</text:p>
          </table:table-cell>
          <table:table-cell table:style-name="Table6.A2" office:value-type="string">
            <text:p text:style-name="P85">41/s</text:p>
          </table:table-cell>
          <table:table-cell table:style-name="Table6.A2" office:value-type="string">
            <text:p text:style-name="P57"><text:span text:style-name="T53">4</text:span>%</text:p>
          </table:table-cell>
          <table:table-cell table:style-name="Table6.I2" office:value-type="string">
            <text:p text:style-name="P64">-</text:p>
          </table:table-cell>
        </table:table-row>
      </table:table>
      <text:p text:style-name="P22"/>
      <text:p text:style-name="P41">REMARKS :</text:p>
      <text:p text:style-name="P41"/>
      <text:list xml:id="list7640101575884100082" text:style-name="L7">
        <text:list-item>
          <text:p text:style-name="P133">Total concurrency was <text:span text:style-name="T54">48</text:span>, although task completion rate was 41.<text:span text:style-name="T54">6</text:span>/s.</text:p>
          <text:p text:style-name="P133"/>
        </text:list-item>
        <text:list-item>
          <text:p text:style-name="P137">More tests with similar configuration were conducted and task completion rates were either equivalent or marginally better.</text:p>
          <text:p text:style-name="P133"/>
        </text:list-item>
        <text:list-item>
          <text:p text:style-name="P138">A marginal increase in the task completion rate indicates that decrease in overall concurrency and moderate increase in number of workers, increases performance.</text:p>
        </text:list-item>
      </text:list>
      <text:p text:style-name="P35"/>
      <text:list xml:id="list164407041121854" text:continue-numbering="true" text:style-name="L7">
        <text:list-item>
          <text:p text:style-name="P139">Test shows that balance between number of worker pool processes and number of worker nodes must be reached through experiments and analysis.</text:p>
          <text:p text:style-name="P139"/>
        </text:list-item>
        <text:list-item>
          <text:p text:style-name="P135">Memory spike was not observed.</text:p>
          <text:p text:style-name="P138"/>
        </text:list-item>
        <text:list-item>
          <text:p text:style-name="P138">Next test was conducted without stopping workers, hence memory was not released.</text:p>
        </text:list-item>
      </text:list>
      <text:p text:style-name="P34"><text:soft-page-break/></text:p>
      <text:list xml:id="list164406020098362" text:continue-list="list164405341244605" text:style-name="L4">
        <text:list-item>
          <text:p text:style-name="P156">Test Case <text:span text:style-name="T55">7</text:span>: </text:p>
          <text:p text:style-name="P118">Initial Configuration: </text:p>
          <text:list>
            <text:list-item>
              <text:p text:style-name="P118">Codebase Server : </text:p>
              <text:list>
                <text:list-item>
                  <text:p text:style-name="P178"><text:span text:style-name="T12">C</text:span><text:span text:style-name="T6">PU Load : 0.</text:span><text:span text:style-name="T23">57, 0.03, 0.53</text:span></text:p>
                </text:list-item>
                <text:list-item>
                  <text:p text:style-name="P178"><text:span text:style-name="T6">Memory Consumption: </text:span><text:span text:style-name="T23">1.73 GB</text:span></text:p>
                </text:list-item>
              </text:list>
            </text:list-item>
            <text:list-item>
              <text:p text:style-name="P168"><text:span text:style-name="T6">RabbitMQ serve</text:span><text:span text:style-name="T12">r : </text:span></text:p>
              <text:list>
                <text:list-item>
                  <text:p text:style-name="P178"><text:span text:style-name="T12">C</text:span><text:span text:style-name="T6">PU Load : 0.</text:span><text:span text:style-name="T14">2</text:span><text:span text:style-name="T20">3</text:span><text:span text:style-name="T6">, 0.0</text:span><text:span text:style-name="T20">8</text:span><text:span text:style-name="T6">, 0.0</text:span><text:span text:style-name="T20">2</text:span></text:p>
                </text:list-item>
                <text:list-item>
                  <text:p text:style-name="P178"><text:span text:style-name="T6">Memory Consumption: </text:span><text:span text:style-name="T24">412</text:span><text:span text:style-name="T6"> MB</text:span></text:p>
                </text:list-item>
              </text:list>
            </text:list-item>
            <text:list-item>
              <text:p text:style-name="P111">Celery Configuration: </text:p>
              <text:list>
                <text:list-item>
                  <text:p text:style-name="P178"><text:span text:style-name="T12">W</text:span><text:span text:style-name="T6">orkers : </text:span><text:span text:style-name="T22">4</text:span></text:p>
                </text:list-item>
                <text:list-item>
                  <text:p text:style-name="P178"><text:span text:style-name="T6">Concurrency (per worker) : 1</text:span><text:span text:style-name="T22">2</text:span></text:p>
                </text:list-item>
                <text:list-item>
                  <text:p text:style-name="P174"><text:span text:style-name="T6">CELERY_TASK_RESULT_EXPIRES = </text:span><text:span text:style-name="T11">1</text:span></text:p>
                </text:list-item>
                <text:list-item>
                  <text:p text:style-name="P124">CELERY_IGNORE_RESULT : True</text:p>
                </text:list-item>
                <text:list-item>
                  <text:p text:style-name="P124">CELERY_DISABLE_RATE_LIMITS = True</text:p>
                </text:list-item>
                <text:list-item>
                  <text:p text:style-name="P124">CELERY_ACKS_LATE = True</text:p>
                </text:list-item>
                <text:list-item>
                  <text:p text:style-name="P191">CELERYD_MAX_TASKS_PER_CHILD = 200</text:p>
                  <text:p text:style-name="P124"/>
                </text:list-item>
              </text:list>
            </text:list-item>
            <text:list-item>
              <text:p text:style-name="P182"><text:span text:style-name="T6">Total Tasks fired : </text:span><text:span text:style-name="T13">50,000</text:span></text:p>
            </text:list-item>
            <text:list-item>
              <text:p text:style-name="P186"><text:span text:style-name="T6">Total tasks completed : </text:span><text:span text:style-name="T13">50,000</text:span></text:p>
            </text:list-item>
            <text:list-item>
              <text:p text:style-name="P190"><text:span text:style-name="T13">T</text:span><text:span text:style-name="T6">his test was conducted to investigate </text:span><text:span text:style-name="T25">effect of CELERYD_MAX_TASKS_PER_CHILD parameter.</text:span></text:p>
            </text:list-item>
          </text:list>
        </text:list-item>
      </text:list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 table:number-columns-repeated="2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50">Server</text:p>
          </table:table-cell>
          <table:table-cell table:style-name="Table7.A1" office:value-type="string">
            <text:p text:style-name="P50">CPU Load</text:p>
          </table:table-cell>
          <table:table-cell table:style-name="Table7.A1" office:value-type="string">
            <text:p text:style-name="P50">Memory </text:p>
          </table:table-cell>
          <table:table-cell table:style-name="Table7.A1" office:value-type="string">
            <text:p text:style-name="P50">Task Rate</text:p>
          </table:table-cell>
          <table:table-cell table:style-name="Table7.A1" office:value-type="string">
            <text:p text:style-name="P50">Tasks</text:p>
          </table:table-cell>
          <table:table-cell table:style-name="Table7.A1" office:value-type="string">
            <text:p text:style-name="P50">Publish/s</text:p>
          </table:table-cell>
          <table:table-cell table:style-name="Table7.A1" office:value-type="string">
            <text:p text:style-name="P50">Deliver/s</text:p>
          </table:table-cell>
          <table:table-cell table:style-name="Table7.A1" office:value-type="string">
            <text:p text:style-name="P50">Consumer Utilisation</text:p>
          </table:table-cell>
          <table:table-cell table:style-name="Table7.I1" office:value-type="string">
            <text:p text:style-name="P50">Additional Information</text:p>
          </table:table-cell>
        </table:table-row>
        <table:table-row table:style-name="Table7.2">
          <table:table-cell table:style-name="Table7.A2" office:value-type="string">
            <text:p text:style-name="P58">Codebase</text:p>
          </table:table-cell>
          <table:table-cell table:style-name="Table7.A2" office:value-type="string">
            <text:p text:style-name="P88"><text:span text:style-name="T56">4.02</text:span> 2.<text:span text:style-name="T56">57</text:span>, 1.<text:span text:style-name="T56">81</text:span></text:p>
          </table:table-cell>
          <table:table-cell table:style-name="Table7.A2" office:value-type="string">
            <text:p text:style-name="P58">1.<text:span text:style-name="T57">83 GB</text:span></text:p>
          </table:table-cell>
          <table:table-cell table:style-name="Table7.A2" office:value-type="string">
            <text:p text:style-name="P58"><text:span text:style-name="T50">40.6</text:span>/s</text:p>
          </table:table-cell>
          <table:table-cell table:style-name="Table7.A2" office:value-type="string">
            <text:p text:style-name="P79">50,000</text:p>
          </table:table-cell>
          <table:table-cell table:style-name="Table7.A2" office:value-type="string">
            <text:p text:style-name="P58"><text:span text:style-name="T44">1000</text:span>/s</text:p>
          </table:table-cell>
          <table:table-cell table:style-name="Table7.A2" office:value-type="string">
            <text:p text:style-name="P58">-</text:p>
          </table:table-cell>
          <table:table-cell table:style-name="Table7.A2" office:value-type="string">
            <text:p text:style-name="P58">-</text:p>
          </table:table-cell>
          <table:table-cell table:style-name="Table7.I2" office:value-type="string">
            <text:p text:style-name="P71">-</text:p>
          </table:table-cell>
        </table:table-row>
        <table:table-row table:style-name="Table7.2">
          <table:table-cell table:style-name="Table7.A2" office:value-type="string">
            <text:p text:style-name="P58">RabbitMQ</text:p>
          </table:table-cell>
          <table:table-cell table:style-name="Table7.A2" office:value-type="string">
            <text:p text:style-name="P88">0.94, 0.36, 0.17</text:p>
          </table:table-cell>
          <table:table-cell table:style-name="Table7.A2" office:value-type="string">
            <text:p text:style-name="P58"><text:span text:style-name="T50">610</text:span> MB</text:p>
          </table:table-cell>
          <table:table-cell table:style-name="Table7.A2" office:value-type="string">
            <text:p text:style-name="P65">-</text:p>
          </table:table-cell>
          <table:table-cell table:style-name="Table7.A2" office:value-type="string">
            <text:p text:style-name="P83">50,000</text:p>
          </table:table-cell>
          <table:table-cell table:style-name="Table7.A2" office:value-type="string">
            <text:p text:style-name="P86">1000/s</text:p>
          </table:table-cell>
          <table:table-cell table:style-name="Table7.A2" office:value-type="string">
            <text:p text:style-name="P86">41/s</text:p>
          </table:table-cell>
          <table:table-cell table:style-name="Table7.A2" office:value-type="string">
            <text:p text:style-name="P58"><text:span text:style-name="T53">4</text:span>%</text:p>
          </table:table-cell>
          <table:table-cell table:style-name="Table7.I2" office:value-type="string">
            <text:p text:style-name="P65">-</text:p>
          </table:table-cell>
        </table:table-row>
      </table:table>
      <text:p text:style-name="P23"/>
      <text:p text:style-name="P42">REMARKS :</text:p>
      <text:p text:style-name="P42"/>
      <text:list xml:id="list8052234862653882715" text:style-name="L8">
        <text:list-item>
          <text:p text:style-name="P136">Memory spike was not observed.</text:p>
          <text:p text:style-name="P136"/>
        </text:list-item>
        <text:list-item>
          <text:p text:style-name="P140">Memory utilisation dipped as (almost) constant time intervals.</text:p>
          <text:p text:style-name="P140"/>
        </text:list-item>
        <text:list-item>
          <text:p text:style-name="P141">CELERYD_MAX_TASKS_PER_CHILD could help prevent memory leak. 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9"><text:span text:style-name="T58">Conclusion</text:span>:</text:p>
      <text:p text:style-name="P9"/>
      <text:list xml:id="list5080765697008083243" text:style-name="L9">
        <text:list-item>
          <text:p text:style-name="P142">Target task completion rate <text:span text:style-name="T59">to be achieved</text:span> : 950 tasks per second.</text:p>
          <text:p text:style-name="P142"/>
        </text:list-item>
        <text:list-item>
          <text:p text:style-name="P142">Limits of 2BG Dual core machine were observed. </text:p>
          <text:p text:style-name="P142"/>
        </text:list-item>
        <text:list-item>
          <text:p text:style-name="P142">CPU processing limits proved to be a bottleneck.</text:p>
          <text:p text:style-name="P142"/>
        </text:list-item>
        <text:list-item>
          <text:p text:style-name="P142">Maximum worker processes limit for a 2GB Dual core machine can be estimated at around 40 -45.</text:p>
          <text:p text:style-name="P142"/>
        </text:list-item>
        <text:list-item>
          <text:p text:style-name="P144">Maximum task completion observe<text:span text:style-name="T63">d</text:span> : 42/s</text:p>
          <text:p text:style-name="P142"/>
        </text:list-item>
        <text:list-item>
          <text:p text:style-name="P142"><text:span text:style-name="T60">Target </text:span>Consumer utilisation must be 100%.</text:p>
          <text:p text:style-name="P142"/>
        </text:list-item>
        <text:list-item>
          <text:p text:style-name="P145">MySQL seperation had a positive effect on performance.</text:p>
          <text:p text:style-name="P145"/>
        </text:list-item>
        <text:list-item>
          <text:p text:style-name="P145">Broker sepration has a positive effect on performance.</text:p>
          <text:p text:style-name="P145"/>
        </text:list-item>
        <text:list-item>
          <text:p text:style-name="P146">Further tests are being conducted on 8GB, quad core machines.</text:p>
          <text:p text:style-name="P146"/>
        </text:list-item>
        <text:list-item>
          <text:p text:style-name="P146">Vertical limits of a single 8GB, 4 core machine will be estimated.</text:p>
          <text:p text:style-name="P146"/>
        </text:list-item>
        <text:list-item>
          <text:p text:style-name="P146">Benchmarking of a 8GB machine will help in creating a generalised formula for task completion rate vs number of servers vs consumer utilisation.</text:p>
          <text:p text:style-name="P143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1:46:09.489876653</meta:creation-date>
    <dc:date>2015-03-18T16:44:05.108617106</dc:date>
    <meta:editing-duration>PT5H54M25S</meta:editing-duration>
    <meta:editing-cycles>105</meta:editing-cycles>
    <meta:generator>LibreOffice/4.2.7.2$Linux_X86_64 LibreOffice_project/420m0$Build-2</meta:generator>
    <meta:document-statistic meta:table-count="7" meta:image-count="0" meta:object-count="0" meta:page-count="10" meta:paragraph-count="460" meta:word-count="1972" meta:character-count="11686" meta:non-whitespace-character-count="10356"/>
  </office:meta>
</office:document-meta>
</file>